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12204"/>
          <table:table-cell office:value-type="float" office:value="0.37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016.0"/>
          <table:table-cell office:value-type="float" office:value="34720.0"/>
          <table:table-cell office:value-type="float" office:value="125677.0"/>
          <table:table-cell office:value-type="float" office:value="122560.0"/>
          <table:table-cell office:value-type="float" office:value="0.0"/>
          <table:table-cell office:value-type="float" office:value="0.0"/>
          <table:table-cell office:value-type="float" office:value="2.33596"/>
          <table:table-cell office:value-type="float" office:value="0.51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42.0"/>
          <table:table-cell office:value-type="float" office:value="8585.0"/>
          <table:table-cell office:value-type="float" office:value="34720.0"/>
          <table:table-cell office:value-type="float" office:value="125677.0"/>
          <table:table-cell office:value-type="float" office:value="127884.0"/>
          <table:table-cell office:value-type="float" office:value="0.0"/>
          <table:table-cell office:value-type="float" office:value="0.0"/>
          <table:table-cell office:value-type="float" office:value="2.68595"/>
          <table:table-cell office:value-type="float" office:value="0.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24.0"/>
          <table:table-cell office:value-type="float" office:value="34570.0"/>
          <table:table-cell office:value-type="float" office:value="125207.0"/>
          <table:table-cell office:value-type="float" office:value="13454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17748"/>
          <table:table-cell office:value-type="float" office:value="0.474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89.0"/>
          <table:table-cell office:value-type="float" office:value="5337.0"/>
          <table:table-cell office:value-type="float" office:value="34720.0"/>
          <table:table-cell office:value-type="float" office:value="125677.0"/>
          <table:table-cell office:value-type="float" office:value="126464.0"/>
          <table:table-cell office:value-type="float" office:value="0.0"/>
          <table:table-cell office:value-type="float" office:value="0.0"/>
          <table:table-cell office:value-type="float" office:value="2.30411"/>
          <table:table-cell office:value-type="float" office:value="0.48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420.0"/>
          <table:table-cell office:value-type="float" office:value="9935.0"/>
          <table:table-cell office:value-type="float" office:value="34720.0"/>
          <table:table-cell office:value-type="float" office:value="125677.0"/>
          <table:table-cell office:value-type="float" office:value="124804.0"/>
          <table:table-cell office:value-type="float" office:value="0.0"/>
          <table:table-cell office:value-type="float" office:value="0.0"/>
          <table:table-cell office:value-type="float" office:value="2.61662"/>
          <table:table-cell office:value-type="float" office:value="0.2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26.0"/>
          <table:table-cell office:value-type="float" office:value="34570.0"/>
          <table:table-cell office:value-type="float" office:value="12520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14202"/>
          <table:table-cell office:value-type="float" office:value="0.31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786.0"/>
          <table:table-cell office:value-type="float" office:value="34720.0"/>
          <table:table-cell office:value-type="float" office:value="125677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2.16479"/>
          <table:table-cell office:value-type="float" office:value="0.28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2.0"/>
          <table:table-cell office:value-type="float" office:value="781.0"/>
          <table:table-cell office:value-type="float" office:value="34720.0"/>
          <table:table-cell office:value-type="float" office:value="125677.0"/>
          <table:table-cell office:value-type="float" office:value="127752.0"/>
          <table:table-cell office:value-type="float" office:value="0.0"/>
          <table:table-cell office:value-type="float" office:value="0.0"/>
          <table:table-cell office:value-type="float" office:value="2.61169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3.0"/>
          <table:table-cell office:value-type="float" office:value="34570.0"/>
          <table:table-cell office:value-type="float" office:value="12520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18641"/>
          <table:table-cell office:value-type="float" office:value="0.308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8.0"/>
          <table:table-cell office:value-type="float" office:value="4185.0"/>
          <table:table-cell office:value-type="float" office:value="34720.0"/>
          <table:table-cell office:value-type="float" office:value="125677.0"/>
          <table:table-cell office:value-type="float" office:value="125640.0"/>
          <table:table-cell office:value-type="float" office:value="0.0"/>
          <table:table-cell office:value-type="float" office:value="0.0"/>
          <table:table-cell office:value-type="float" office:value="2.16713"/>
          <table:table-cell office:value-type="float" office:value="0.38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5.0"/>
          <table:table-cell office:value-type="float" office:value="5408.0"/>
          <table:table-cell office:value-type="float" office:value="34720.0"/>
          <table:table-cell office:value-type="float" office:value="125677.0"/>
          <table:table-cell office:value-type="float" office:value="126464.0"/>
          <table:table-cell office:value-type="float" office:value="0.0"/>
          <table:table-cell office:value-type="float" office:value="0.0"/>
          <table:table-cell office:value-type="float" office:value="2.66348"/>
          <table:table-cell office:value-type="float" office:value="0.3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0.0"/>
          <table:table-cell office:value-type="float" office:value="34570.0"/>
          <table:table-cell office:value-type="float" office:value="125207.0"/>
          <table:table-cell office:value-type="float" office:value="13416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35226"/>
          <table:table-cell office:value-type="float" office:value="0.62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79.0"/>
          <table:table-cell office:value-type="float" office:value="9824.0"/>
          <table:table-cell office:value-type="float" office:value="34720.0"/>
          <table:table-cell office:value-type="float" office:value="125677.0"/>
          <table:table-cell office:value-type="float" office:value="127752.0"/>
          <table:table-cell office:value-type="float" office:value="0.0"/>
          <table:table-cell office:value-type="float" office:value="0.0"/>
          <table:table-cell office:value-type="float" office:value="2.43076"/>
          <table:table-cell office:value-type="float" office:value="0.472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90.0"/>
          <table:table-cell office:value-type="float" office:value="6501.0"/>
          <table:table-cell office:value-type="float" office:value="34720.0"/>
          <table:table-cell office:value-type="float" office:value="125677.0"/>
          <table:table-cell office:value-type="float" office:value="125448.0"/>
          <table:table-cell office:value-type="float" office:value="0.0"/>
          <table:table-cell office:value-type="float" office:value="0.0"/>
          <table:table-cell office:value-type="float" office:value="2.69892"/>
          <table:table-cell office:value-type="float" office:value="0.2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4570.0"/>
          <table:table-cell office:value-type="float" office:value="125207.0"/>
          <table:table-cell office:value-type="float" office:value="134700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85209"/>
          <table:table-cell office:value-type="float" office:value="1.002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02.0"/>
          <table:table-cell office:value-type="float" office:value="10964.0"/>
          <table:table-cell office:value-type="float" office:value="89922.0"/>
          <table:table-cell office:value-type="float" office:value="324971.0"/>
          <table:table-cell office:value-type="float" office:value="128328.0"/>
          <table:table-cell office:value-type="float" office:value="0.0"/>
          <table:table-cell office:value-type="float" office:value="0.0"/>
          <table:table-cell office:value-type="float" office:value="2.70621"/>
          <table:table-cell office:value-type="float" office:value="0.848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349.0"/>
          <table:table-cell office:value-type="float" office:value="89922.0"/>
          <table:table-cell office:value-type="float" office:value="324971.0"/>
          <table:table-cell office:value-type="float" office:value="129272.0"/>
          <table:table-cell office:value-type="float" office:value="0.0"/>
          <table:table-cell office:value-type="float" office:value="0.0"/>
          <table:table-cell office:value-type="float" office:value="4.37907"/>
          <table:table-cell office:value-type="float" office:value="0.71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3192.0"/>
          <table:table-cell office:value-type="float" office:value="89622.0"/>
          <table:table-cell office:value-type="float" office:value="324031.0"/>
          <table:table-cell office:value-type="float" office:value="15026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49058"/>
          <table:table-cell office:value-type="float" office:value="0.687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6105.0"/>
          <table:table-cell office:value-type="float" office:value="89922.0"/>
          <table:table-cell office:value-type="float" office:value="32497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2.6234"/>
          <table:table-cell office:value-type="float" office:value="0.71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548.0"/>
          <table:table-cell office:value-type="float" office:value="89922.0"/>
          <table:table-cell office:value-type="float" office:value="324970.0"/>
          <table:table-cell office:value-type="float" office:value="127916.0"/>
          <table:table-cell office:value-type="float" office:value="0.0"/>
          <table:table-cell office:value-type="float" office:value="0.0"/>
          <table:table-cell office:value-type="float" office:value="4.26081"/>
          <table:table-cell office:value-type="float" office:value="0.53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396.0"/>
          <table:table-cell office:value-type="float" office:value="89622.0"/>
          <table:table-cell office:value-type="float" office:value="324030.0"/>
          <table:table-cell office:value-type="float" office:value="149680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76252"/>
          <table:table-cell office:value-type="float" office:value="1.001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372.0"/>
          <table:table-cell office:value-type="float" office:value="7726.0"/>
          <table:table-cell office:value-type="float" office:value="89922.0"/>
          <table:table-cell office:value-type="float" office:value="324970.0"/>
          <table:table-cell office:value-type="float" office:value="127700.0"/>
          <table:table-cell office:value-type="float" office:value="0.0"/>
          <table:table-cell office:value-type="float" office:value="0.0"/>
          <table:table-cell office:value-type="float" office:value="3.75775"/>
          <table:table-cell office:value-type="float" office:value="1.843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447.0"/>
          <table:table-cell office:value-type="float" office:value="42475.0"/>
          <table:table-cell office:value-type="float" office:value="89922.0"/>
          <table:table-cell office:value-type="float" office:value="324970.0"/>
          <table:table-cell office:value-type="float" office:value="129272.0"/>
          <table:table-cell office:value-type="float" office:value="0.0"/>
          <table:table-cell office:value-type="float" office:value="0.0"/>
          <table:table-cell office:value-type="float" office:value="4.57396"/>
          <table:table-cell office:value-type="float" office:value="0.782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46.0"/>
          <table:table-cell office:value-type="float" office:value="9355.0"/>
          <table:table-cell office:value-type="float" office:value="89622.0"/>
          <table:table-cell office:value-type="float" office:value="324030.0"/>
          <table:table-cell office:value-type="float" office:value="150268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75869"/>
          <table:table-cell office:value-type="float" office:value="1.976"/>
          <table:table-cell office:value-type="float" office:value="1.31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281.0"/>
          <table:table-cell office:value-type="float" office:value="38612.0"/>
          <table:table-cell office:value-type="float" office:value="89922.0"/>
          <table:table-cell office:value-type="float" office:value="324970.0"/>
          <table:table-cell office:value-type="float" office:value="128876.0"/>
          <table:table-cell office:value-type="float" office:value="0.0"/>
          <table:table-cell office:value-type="float" office:value="0.0"/>
          <table:table-cell office:value-type="float" office:value="3.10164"/>
          <table:table-cell office:value-type="float" office:value="1.233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81.0"/>
          <table:table-cell office:value-type="float" office:value="15403.0"/>
          <table:table-cell office:value-type="float" office:value="89922.0"/>
          <table:table-cell office:value-type="float" office:value="324970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4.39013"/>
          <table:table-cell office:value-type="float" office:value="0.69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3812.0"/>
          <table:table-cell office:value-type="float" office:value="89622.0"/>
          <table:table-cell office:value-type="float" office:value="324030.0"/>
          <table:table-cell office:value-type="float" office:value="147300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46774"/>
          <table:table-cell office:value-type="float" office:value="0.731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7.0"/>
          <table:table-cell office:value-type="float" office:value="5916.0"/>
          <table:table-cell office:value-type="float" office:value="89922.0"/>
          <table:table-cell office:value-type="float" office:value="324972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2.62976"/>
          <table:table-cell office:value-type="float" office:value="0.77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927.0"/>
          <table:table-cell office:value-type="float" office:value="89922.0"/>
          <table:table-cell office:value-type="float" office:value="324972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4.43795"/>
          <table:table-cell office:value-type="float" office:value="0.72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30.0"/>
          <table:table-cell office:value-type="float" office:value="9088.0"/>
          <table:table-cell office:value-type="float" office:value="89622.0"/>
          <table:table-cell office:value-type="float" office:value="324032.0"/>
          <table:table-cell office:value-type="float" office:value="149680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7348"/>
          <table:table-cell office:value-type="float" office:value="0.1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19.0"/>
          <table:table-cell office:value-type="float" office:value="11598.0"/>
          <table:table-cell office:value-type="float" office:value="42225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89235"/>
          <table:table-cell office:value-type="float" office:value="0.1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135.0"/>
          <table:table-cell office:value-type="float" office:value="11598.0"/>
          <table:table-cell office:value-type="float" office:value="42225.0"/>
          <table:table-cell office:value-type="float" office:value="125064.0"/>
          <table:table-cell office:value-type="float" office:value="0.0"/>
          <table:table-cell office:value-type="float" office:value="0.0"/>
          <table:table-cell office:value-type="float" office:value="1.83606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1538.0"/>
          <table:table-cell office:value-type="float" office:value="42037.0"/>
          <table:table-cell office:value-type="float" office:value="12900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95922"/>
          <table:table-cell office:value-type="float" office:value="0.248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838.0"/>
          <table:table-cell office:value-type="float" office:value="11598.0"/>
          <table:table-cell office:value-type="float" office:value="42225.0"/>
          <table:table-cell office:value-type="float" office:value="126624.0"/>
          <table:table-cell office:value-type="float" office:value="0.0"/>
          <table:table-cell office:value-type="float" office:value="0.0"/>
          <table:table-cell office:value-type="float" office:value="2.35654"/>
          <table:table-cell office:value-type="float" office:value="0.16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733.0"/>
          <table:table-cell office:value-type="float" office:value="11598.0"/>
          <table:table-cell office:value-type="float" office:value="42225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8805"/>
          <table:table-cell office:value-type="float" office:value="0.0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1538.0"/>
          <table:table-cell office:value-type="float" office:value="42037.0"/>
          <table:table-cell office:value-type="float" office:value="12960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4707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29.0"/>
          <table:table-cell office:value-type="float" office:value="11598.0"/>
          <table:table-cell office:value-type="float" office:value="42225.0"/>
          <table:table-cell office:value-type="float" office:value="122564.0"/>
          <table:table-cell office:value-type="float" office:value="0.0"/>
          <table:table-cell office:value-type="float" office:value="0.0"/>
          <table:table-cell office:value-type="float" office:value="1.87569"/>
          <table:table-cell office:value-type="float" office:value="0.1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14.0"/>
          <table:table-cell office:value-type="float" office:value="11598.0"/>
          <table:table-cell office:value-type="float" office:value="42225.0"/>
          <table:table-cell office:value-type="float" office:value="122564.0"/>
          <table:table-cell office:value-type="float" office:value="0.0"/>
          <table:table-cell office:value-type="float" office:value="0.0"/>
          <table:table-cell office:value-type="float" office:value="1.76638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74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82213"/>
          <table:table-cell office:value-type="float" office:value="0.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1004.0"/>
          <table:table-cell office:value-type="float" office:value="11598.0"/>
          <table:table-cell office:value-type="float" office:value="4222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90559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1598.0"/>
          <table:table-cell office:value-type="float" office:value="42225.0"/>
          <table:table-cell office:value-type="float" office:value="127660.0"/>
          <table:table-cell office:value-type="float" office:value="0.0"/>
          <table:table-cell office:value-type="float" office:value="0.0"/>
          <table:table-cell office:value-type="float" office:value="1.81131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876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1367"/>
          <table:table-cell office:value-type="float" office:value="0.1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5.0"/>
          <table:table-cell office:value-type="float" office:value="11598.0"/>
          <table:table-cell office:value-type="float" office:value="42225.0"/>
          <table:table-cell office:value-type="float" office:value="124420.0"/>
          <table:table-cell office:value-type="float" office:value="0.0"/>
          <table:table-cell office:value-type="float" office:value="0.0"/>
          <table:table-cell office:value-type="float" office:value="1.92151"/>
          <table:table-cell office:value-type="float" office:value="0.1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28.0"/>
          <table:table-cell office:value-type="float" office:value="11598.0"/>
          <table:table-cell office:value-type="float" office:value="42225.0"/>
          <table:table-cell office:value-type="float" office:value="125968.0"/>
          <table:table-cell office:value-type="float" office:value="0.0"/>
          <table:table-cell office:value-type="float" office:value="0.0"/>
          <table:table-cell office:value-type="float" office:value="2.07214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1538.0"/>
          <table:table-cell office:value-type="float" office:value="42037.0"/>
          <table:table-cell office:value-type="float" office:value="128744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  <table:table-cell table:formula="of:=SUM([.AA3:.AA17])" office:value-type="float"/>
          <table:table-cell table:formula="of:=SUM([.AB3:.AB17])" office:value-type="float"/>
          <table:table-cell table:formula="of:=SUM([.AC3:.AC17])" office:value-type="float"/>
          <table:table-cell table:formula="of:=SUM([.AD3:.AD17])" office:value-type="float"/>
          <table:table-cell table:formula="of:=SUM([.AE3:.AE17])" office:value-type="float"/>
          <table:table-cell table:formula="of:=SUM([.AF3:.AF17])" office:value-type="float"/>
          <table:table-cell table:formula="of:=SUM([.AG3:.AG17])" office:value-type="float"/>
          <table:table-cell table:formula="of:=SUM([.AH3:.AH17])" office:value-type="float"/>
          <table:table-cell table:formula="of:=SUM([.AI3:.AI17])" office:value-type="float"/>
          <table:table-cell table:formula="of:=SUM([.AJ3:.AJ17])" office:value-type="float"/>
          <table:table-cell table:formula="of:=SUM([.AK3:.AK17])" office:value-type="float"/>
          <table:table-cell table:formula="of:=SUM([.AL3:.AL17])" office:value-type="float"/>
          <table:table-cell table:formula="of:=SUM([.AM3:.AM17])" office:value-type="float"/>
          <table:table-cell table:formula="of:=SUM([.AN3:.AN17])" office:value-type="float"/>
          <table:table-cell table:formula="of:=SUM([.AO3:.AO17])" office:value-type="float"/>
          <table:table-cell table:formula="of:=SUM([.AP3:.AP17])" office:value-type="float"/>
          <table:table-cell table:formula="of:=SUM([.AQ3:.AQ17])" office:value-type="float"/>
          <table:table-cell table:formula="of:=SUM([.AR3:.AR17])" office:value-type="float"/>
          <table:table-cell table:formula="of:=SUM([.AS3:.AS17])" office:value-type="float"/>
          <table:table-cell table:formula="of:=SUM([.AT3:.AT17])" office:value-type="float"/>
          <table:table-cell table:formula="of:=SUM([.AU3:.AU17])" office:value-type="float"/>
          <table:table-cell table:formula="of:=SUM([.AV3:.AV17])" office:value-type="float"/>
          <table:table-cell table:formula="of:=SUM([.AW3:.AW17])" office:value-type="float"/>
          <table:table-cell table:formula="of:=SUM([.AX3:.AX17])" office:value-type="float"/>
          <table:table-cell table:formula="of:=SUM([.AY3:.AY17])" office:value-type="float"/>
          <table:table-cell table:formula="of:=SUM([.AZ3:.AZ17])" office:value-type="float"/>
          <table:table-cell table:formula="of:=SUM([.BA3:.BA17])" office:value-type="float"/>
          <table:table-cell table:formula="of:=SUM([.BB3:.BB17])" office:value-type="float"/>
          <table:table-cell table:formula="of:=SUM([.BC3:.BC17])" office:value-type="float"/>
          <table:table-cell table:formula="of:=SUM([.BD3:.BD17])" office:value-type="float"/>
          <table:table-cell table:formula="of:=SUM([.BE3:.BE17])" office:value-type="float"/>
          <table:table-cell table:formula="of:=SUM([.BF3:.BF17])" office:value-type="float"/>
          <table:table-cell table:formula="of:=SUM([.BG3:.BG17])" office:value-type="float"/>
          <table:table-cell table:formula="of:=SUM([.BH3:.BH17])" office:value-type="float"/>
          <table:table-cell table:formula="of:=SUM([.BI3:.BI17])" office:value-type="float"/>
          <table:table-cell table:formula="of:=SUM([.BJ3:.BJ17])" office:value-type="float"/>
          <table:table-cell table:formula="of:=SUM([.BK3:.BK17])" office:value-type="float"/>
          <table:table-cell table:formula="of:=SUM([.BL3:.BL17])" office:value-type="float"/>
          <table:table-cell table:formula="of:=SUM([.BM3:.BM17])" office:value-type="float"/>
          <table:table-cell table:formula="of:=SUM([.BN3:.BN17])" office:value-type="float"/>
          <table:table-cell table:formula="of:=SUM([.BO3:.BO17])" office:value-type="float"/>
          <table:table-cell table:formula="of:=SUM([.BP3:.BP17])" office:value-type="float"/>
          <table:table-cell table:formula="of:=SUM([.BQ3:.BQ17])" office:value-type="float"/>
          <table:table-cell table:formula="of:=SUM([.BR3:.BR17])" office:value-type="float"/>
          <table:table-cell table:formula="of:=SUM([.BS3:.BS17])" office:value-type="float"/>
          <table:table-cell table:formula="of:=SUM([.BT3:.BT17])" office:value-type="float"/>
          <table:table-cell table:formula="of:=SUM([.BU3:.BU17])" office:value-type="float"/>
          <table:table-cell table:formula="of:=SUM([.BV3:.BV17])" office:value-type="float"/>
          <table:table-cell table:formula="of:=SUM([.BW3:.BW17])" office:value-type="float"/>
          <table:table-cell table:formula="of:=SUM([.BX3:.BX17])" office:value-type="float"/>
          <table:table-cell table:formula="of:=SUM([.BY3:.BY17])" office:value-type="float"/>
          <table:table-cell table:formula="of:=SUM([.BZ3:.BZ17])" office:value-type="float"/>
          <table:table-cell table:formula="of:=SUM([.CA3:.CA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  <table:table-cell table:formula="of:=AVERAGE([.AA3:.AA17])" office:value-type="float"/>
          <table:table-cell table:formula="of:=AVERAGE([.AB3:.AB17])" office:value-type="float"/>
          <table:table-cell table:formula="of:=AVERAGE([.AC3:.AC17])" office:value-type="float"/>
          <table:table-cell table:formula="of:=AVERAGE([.AD3:.AD17])" office:value-type="float"/>
          <table:table-cell table:formula="of:=AVERAGE([.AE3:.AE17])" office:value-type="float"/>
          <table:table-cell table:formula="of:=AVERAGE([.AF3:.AF17])" office:value-type="float"/>
          <table:table-cell table:formula="of:=AVERAGE([.AG3:.AG17])" office:value-type="float"/>
          <table:table-cell table:formula="of:=AVERAGE([.AH3:.AH17])" office:value-type="float"/>
          <table:table-cell table:formula="of:=AVERAGE([.AI3:.AI17])" office:value-type="float"/>
          <table:table-cell table:formula="of:=AVERAGE([.AJ3:.AJ17])" office:value-type="float"/>
          <table:table-cell table:formula="of:=AVERAGE([.AK3:.AK17])" office:value-type="float"/>
          <table:table-cell table:formula="of:=AVERAGE([.AL3:.AL17])" office:value-type="float"/>
          <table:table-cell table:formula="of:=AVERAGE([.AM3:.AM17])" office:value-type="float"/>
          <table:table-cell table:formula="of:=AVERAGE([.AN3:.AN17])" office:value-type="float"/>
          <table:table-cell table:formula="of:=AVERAGE([.AO3:.AO17])" office:value-type="float"/>
          <table:table-cell table:formula="of:=AVERAGE([.AP3:.AP17])" office:value-type="float"/>
          <table:table-cell table:formula="of:=AVERAGE([.AQ3:.AQ17])" office:value-type="float"/>
          <table:table-cell table:formula="of:=AVERAGE([.AR3:.AR17])" office:value-type="float"/>
          <table:table-cell table:formula="of:=AVERAGE([.AS3:.AS17])" office:value-type="float"/>
          <table:table-cell table:formula="of:=AVERAGE([.AT3:.AT17])" office:value-type="float"/>
          <table:table-cell table:formula="of:=AVERAGE([.AU3:.AU17])" office:value-type="float"/>
          <table:table-cell table:formula="of:=AVERAGE([.AV3:.AV17])" office:value-type="float"/>
          <table:table-cell table:formula="of:=AVERAGE([.AW3:.AW17])" office:value-type="float"/>
          <table:table-cell table:formula="of:=AVERAGE([.AX3:.AX17])" office:value-type="float"/>
          <table:table-cell table:formula="of:=AVERAGE([.AY3:.AY17])" office:value-type="float"/>
          <table:table-cell table:formula="of:=AVERAGE([.AZ3:.AZ17])" office:value-type="float"/>
          <table:table-cell table:formula="of:=AVERAGE([.BA3:.BA17])" office:value-type="float"/>
          <table:table-cell table:formula="of:=AVERAGE([.BB3:.BB17])" office:value-type="float"/>
          <table:table-cell table:formula="of:=AVERAGE([.BC3:.BC17])" office:value-type="float"/>
          <table:table-cell table:formula="of:=AVERAGE([.BD3:.BD17])" office:value-type="float"/>
          <table:table-cell table:formula="of:=AVERAGE([.BE3:.BE17])" office:value-type="float"/>
          <table:table-cell table:formula="of:=AVERAGE([.BF3:.BF17])" office:value-type="float"/>
          <table:table-cell table:formula="of:=AVERAGE([.BG3:.BG17])" office:value-type="float"/>
          <table:table-cell table:formula="of:=AVERAGE([.BH3:.BH17])" office:value-type="float"/>
          <table:table-cell table:formula="of:=AVERAGE([.BI3:.BI17])" office:value-type="float"/>
          <table:table-cell table:formula="of:=AVERAGE([.BJ3:.BJ17])" office:value-type="float"/>
          <table:table-cell table:formula="of:=AVERAGE([.BK3:.BK17])" office:value-type="float"/>
          <table:table-cell table:formula="of:=AVERAGE([.BL3:.BL17])" office:value-type="float"/>
          <table:table-cell table:formula="of:=AVERAGE([.BM3:.BM17])" office:value-type="float"/>
          <table:table-cell table:formula="of:=AVERAGE([.BN3:.BN17])" office:value-type="float"/>
          <table:table-cell table:formula="of:=AVERAGE([.BO3:.BO17])" office:value-type="float"/>
          <table:table-cell table:formula="of:=AVERAGE([.BP3:.BP17])" office:value-type="float"/>
          <table:table-cell table:formula="of:=AVERAGE([.BQ3:.BQ17])" office:value-type="float"/>
          <table:table-cell table:formula="of:=AVERAGE([.BR3:.BR17])" office:value-type="float"/>
          <table:table-cell table:formula="of:=AVERAGE([.BS3:.BS17])" office:value-type="float"/>
          <table:table-cell table:formula="of:=AVERAGE([.BT3:.BT17])" office:value-type="float"/>
          <table:table-cell table:formula="of:=AVERAGE([.BU3:.BU17])" office:value-type="float"/>
          <table:table-cell table:formula="of:=AVERAGE([.BV3:.BV17])" office:value-type="float"/>
          <table:table-cell table:formula="of:=AVERAGE([.BW3:.BW17])" office:value-type="float"/>
          <table:table-cell table:formula="of:=AVERAGE([.BX3:.BX17])" office:value-type="float"/>
          <table:table-cell table:formula="of:=AVERAGE([.BY3:.BY17])" office:value-type="float"/>
          <table:table-cell table:formula="of:=AVERAGE([.BZ3:.BZ17])" office:value-type="float"/>
          <table:table-cell table:formula="of:=AVERAGE([.CA3:.CA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  <table:table-cell table:formula="of:=STDEV([.AA3:.AA17])" office:value-type="float"/>
          <table:table-cell table:formula="of:=STDEV([.AB3:.AB17])" office:value-type="float"/>
          <table:table-cell table:formula="of:=STDEV([.AC3:.AC17])" office:value-type="float"/>
          <table:table-cell table:formula="of:=STDEV([.AD3:.AD17])" office:value-type="float"/>
          <table:table-cell table:formula="of:=STDEV([.AE3:.AE17])" office:value-type="float"/>
          <table:table-cell table:formula="of:=STDEV([.AF3:.AF17])" office:value-type="float"/>
          <table:table-cell table:formula="of:=STDEV([.AG3:.AG17])" office:value-type="float"/>
          <table:table-cell table:formula="of:=STDEV([.AH3:.AH17])" office:value-type="float"/>
          <table:table-cell table:formula="of:=STDEV([.AI3:.AI17])" office:value-type="float"/>
          <table:table-cell table:formula="of:=STDEV([.AJ3:.AJ17])" office:value-type="float"/>
          <table:table-cell table:formula="of:=STDEV([.AK3:.AK17])" office:value-type="float"/>
          <table:table-cell table:formula="of:=STDEV([.AL3:.AL17])" office:value-type="float"/>
          <table:table-cell table:formula="of:=STDEV([.AM3:.AM17])" office:value-type="float"/>
          <table:table-cell table:formula="of:=STDEV([.AN3:.AN17])" office:value-type="float"/>
          <table:table-cell table:formula="of:=STDEV([.AO3:.AO17])" office:value-type="float"/>
          <table:table-cell table:formula="of:=STDEV([.AP3:.AP17])" office:value-type="float"/>
          <table:table-cell table:formula="of:=STDEV([.AQ3:.AQ17])" office:value-type="float"/>
          <table:table-cell table:formula="of:=STDEV([.AR3:.AR17])" office:value-type="float"/>
          <table:table-cell table:formula="of:=STDEV([.AS3:.AS17])" office:value-type="float"/>
          <table:table-cell table:formula="of:=STDEV([.AT3:.AT17])" office:value-type="float"/>
          <table:table-cell table:formula="of:=STDEV([.AU3:.AU17])" office:value-type="float"/>
          <table:table-cell table:formula="of:=STDEV([.AV3:.AV17])" office:value-type="float"/>
          <table:table-cell table:formula="of:=STDEV([.AW3:.AW17])" office:value-type="float"/>
          <table:table-cell table:formula="of:=STDEV([.AX3:.AX17])" office:value-type="float"/>
          <table:table-cell table:formula="of:=STDEV([.AY3:.AY17])" office:value-type="float"/>
          <table:table-cell table:formula="of:=STDEV([.AZ3:.AZ17])" office:value-type="float"/>
          <table:table-cell table:formula="of:=STDEV([.BA3:.BA17])" office:value-type="float"/>
          <table:table-cell table:formula="of:=STDEV([.BB3:.BB17])" office:value-type="float"/>
          <table:table-cell table:formula="of:=STDEV([.BC3:.BC17])" office:value-type="float"/>
          <table:table-cell table:formula="of:=STDEV([.BD3:.BD17])" office:value-type="float"/>
          <table:table-cell table:formula="of:=STDEV([.BE3:.BE17])" office:value-type="float"/>
          <table:table-cell table:formula="of:=STDEV([.BF3:.BF17])" office:value-type="float"/>
          <table:table-cell table:formula="of:=STDEV([.BG3:.BG17])" office:value-type="float"/>
          <table:table-cell table:formula="of:=STDEV([.BH3:.BH17])" office:value-type="float"/>
          <table:table-cell table:formula="of:=STDEV([.BI3:.BI17])" office:value-type="float"/>
          <table:table-cell table:formula="of:=STDEV([.BJ3:.BJ17])" office:value-type="float"/>
          <table:table-cell table:formula="of:=STDEV([.BK3:.BK17])" office:value-type="float"/>
          <table:table-cell table:formula="of:=STDEV([.BL3:.BL17])" office:value-type="float"/>
          <table:table-cell table:formula="of:=STDEV([.BM3:.BM17])" office:value-type="float"/>
          <table:table-cell table:formula="of:=STDEV([.BN3:.BN17])" office:value-type="float"/>
          <table:table-cell table:formula="of:=STDEV([.BO3:.BO17])" office:value-type="float"/>
          <table:table-cell table:formula="of:=STDEV([.BP3:.BP17])" office:value-type="float"/>
          <table:table-cell table:formula="of:=STDEV([.BQ3:.BQ17])" office:value-type="float"/>
          <table:table-cell table:formula="of:=STDEV([.BR3:.BR17])" office:value-type="float"/>
          <table:table-cell table:formula="of:=STDEV([.BS3:.BS17])" office:value-type="float"/>
          <table:table-cell table:formula="of:=STDEV([.BT3:.BT17])" office:value-type="float"/>
          <table:table-cell table:formula="of:=STDEV([.BU3:.BU17])" office:value-type="float"/>
          <table:table-cell table:formula="of:=STDEV([.BV3:.BV17])" office:value-type="float"/>
          <table:table-cell table:formula="of:=STDEV([.BW3:.BW17])" office:value-type="float"/>
          <table:table-cell table:formula="of:=STDEV([.BX3:.BX17])" office:value-type="float"/>
          <table:table-cell table:formula="of:=STDEV([.BY3:.BY17])" office:value-type="float"/>
          <table:table-cell table:formula="of:=STDEV([.BZ3:.BZ17])" office:value-type="float"/>
          <table:table-cell table:formula="of:=STDEV([.CA3:.CA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AO3:.$AO17])^2)^0.5" office:value-type="float"/>
          <table:table-cell table:number-matrix-columns-spanned="1" table:number-matrix-rows-spanned="1" table:formula="of:=SUM(([.C3:.C17]-[.$AP3:.$AP17])^2)^0.5" office:value-type="float"/>
          <table:table-cell table:number-matrix-columns-spanned="1" table:number-matrix-rows-spanned="1" table:formula="of:=SUM(([.D3:.D17]-[.$AQ3:.$AQ17])^2)^0.5" office:value-type="float"/>
          <table:table-cell table:number-matrix-columns-spanned="1" table:number-matrix-rows-spanned="1" table:formula="of:=SUM(([.E3:.E17]-[.$AR3:.$AR17])^2)^0.5" office:value-type="float"/>
          <table:table-cell table:number-matrix-columns-spanned="1" table:number-matrix-rows-spanned="1" table:formula="of:=SUM(([.F3:.F17]-[.$AS3:.$AS17])^2)^0.5" office:value-type="float"/>
          <table:table-cell table:number-matrix-columns-spanned="1" table:number-matrix-rows-spanned="1" table:formula="of:=SUM(([.G3:.G17]-[.$AT3:.$AT17])^2)^0.5" office:value-type="float"/>
          <table:table-cell table:number-matrix-columns-spanned="1" table:number-matrix-rows-spanned="1" table:formula="of:=SUM(([.H3:.H17]-[.$AU3:.$AU17])^2)^0.5" office:value-type="float"/>
          <table:table-cell table:number-matrix-columns-spanned="1" table:number-matrix-rows-spanned="1" table:formula="of:=SUM(([.I3:.I17]-[.$AV3:.$AV17])^2)^0.5" office:value-type="float"/>
          <table:table-cell table:number-matrix-columns-spanned="1" table:number-matrix-rows-spanned="1" table:formula="of:=SUM(([.J3:.J17]-[.$AW3:.$AW17])^2)^0.5" office:value-type="float"/>
          <table:table-cell table:number-matrix-columns-spanned="1" table:number-matrix-rows-spanned="1" table:formula="of:=SUM(([.K3:.K17]-[.$AX3:.$AX17])^2)^0.5" office:value-type="float"/>
          <table:table-cell table:number-matrix-columns-spanned="1" table:number-matrix-rows-spanned="1" table:formula="of:=SUM(([.L3:.L17]-[.$AY3:.$AY17])^2)^0.5" office:value-type="float"/>
          <table:table-cell table:number-matrix-columns-spanned="1" table:number-matrix-rows-spanned="1" table:formula="of:=SUM(([.M3:.M17]-[.$AZ3:.$AZ17])^2)^0.5" office:value-type="float"/>
          <table:table-cell table:number-matrix-columns-spanned="1" table:number-matrix-rows-spanned="1" table:formula="of:=SUM(([.N3:.N17]-[.$BA3:.$BA17])^2)^0.5" office:value-type="float"/>
          <table:table-cell table:number-matrix-columns-spanned="1" table:number-matrix-rows-spanned="1" table:formula="of:=SUM(([.O3:.O17]-[.$AO3:.$AO17])^2)^0.5" office:value-type="float"/>
          <table:table-cell table:number-matrix-columns-spanned="1" table:number-matrix-rows-spanned="1" table:formula="of:=SUM(([.P3:.P17]-[.$AP3:.$AP17])^2)^0.5" office:value-type="float"/>
          <table:table-cell table:number-matrix-columns-spanned="1" table:number-matrix-rows-spanned="1" table:formula="of:=SUM(([.Q3:.Q17]-[.$AQ3:.$AQ17])^2)^0.5" office:value-type="float"/>
          <table:table-cell table:number-matrix-columns-spanned="1" table:number-matrix-rows-spanned="1" table:formula="of:=SUM(([.R3:.R17]-[.$AR3:.$AR17])^2)^0.5" office:value-type="float"/>
          <table:table-cell table:number-matrix-columns-spanned="1" table:number-matrix-rows-spanned="1" table:formula="of:=SUM(([.S3:.S17]-[.$AS3:.$AS17])^2)^0.5" office:value-type="float"/>
          <table:table-cell table:number-matrix-columns-spanned="1" table:number-matrix-rows-spanned="1" table:formula="of:=SUM(([.T3:.T17]-[.$AT3:.$AT17])^2)^0.5" office:value-type="float"/>
          <table:table-cell table:number-matrix-columns-spanned="1" table:number-matrix-rows-spanned="1" table:formula="of:=SUM(([.U3:.U17]-[.$AU3:.$AU17])^2)^0.5" office:value-type="float"/>
          <table:table-cell table:number-matrix-columns-spanned="1" table:number-matrix-rows-spanned="1" table:formula="of:=SUM(([.V3:.V17]-[.$AV3:.$AV17])^2)^0.5" office:value-type="float"/>
          <table:table-cell table:number-matrix-columns-spanned="1" table:number-matrix-rows-spanned="1" table:formula="of:=SUM(([.W3:.W17]-[.$AW3:.$AW17])^2)^0.5" office:value-type="float"/>
          <table:table-cell table:number-matrix-columns-spanned="1" table:number-matrix-rows-spanned="1" table:formula="of:=SUM(([.X3:.X17]-[.$AX3:.$AX17])^2)^0.5" office:value-type="float"/>
          <table:table-cell table:number-matrix-columns-spanned="1" table:number-matrix-rows-spanned="1" table:formula="of:=SUM(([.Y3:.Y17]-[.$AY3:.$AY17])^2)^0.5" office:value-type="float"/>
          <table:table-cell table:number-matrix-columns-spanned="1" table:number-matrix-rows-spanned="1" table:formula="of:=SUM(([.Z3:.Z17]-[.$AZ3:.$AZ17])^2)^0.5" office:value-type="float"/>
          <table:table-cell table:number-matrix-columns-spanned="1" table:number-matrix-rows-spanned="1" table:formula="of:=SUM(([.AA3:.AA17]-[.$BA3:.$BA17])^2)^0.5" office:value-type="float"/>
          <table:table-cell table:number-matrix-columns-spanned="1" table:number-matrix-rows-spanned="1" table:formula="of:=SUM(([.AB3:.AB17]-[.$AO3:.$AO17])^2)^0.5" office:value-type="float"/>
          <table:table-cell table:number-matrix-columns-spanned="1" table:number-matrix-rows-spanned="1" table:formula="of:=SUM(([.AC3:.AC17]-[.$AP3:.$AP17])^2)^0.5" office:value-type="float"/>
          <table:table-cell table:number-matrix-columns-spanned="1" table:number-matrix-rows-spanned="1" table:formula="of:=SUM(([.AD3:.AD17]-[.$AQ3:.$AQ17])^2)^0.5" office:value-type="float"/>
          <table:table-cell table:number-matrix-columns-spanned="1" table:number-matrix-rows-spanned="1" table:formula="of:=SUM(([.AE3:.AE17]-[.$AR3:.$AR17])^2)^0.5" office:value-type="float"/>
          <table:table-cell table:number-matrix-columns-spanned="1" table:number-matrix-rows-spanned="1" table:formula="of:=SUM(([.AF3:.AF17]-[.$AS3:.$AS17])^2)^0.5" office:value-type="float"/>
          <table:table-cell table:number-matrix-columns-spanned="1" table:number-matrix-rows-spanned="1" table:formula="of:=SUM(([.AG3:.AG17]-[.$AT3:.$AT17])^2)^0.5" office:value-type="float"/>
          <table:table-cell table:number-matrix-columns-spanned="1" table:number-matrix-rows-spanned="1" table:formula="of:=SUM(([.AH3:.AH17]-[.$AU3:.$AU17])^2)^0.5" office:value-type="float"/>
          <table:table-cell table:number-matrix-columns-spanned="1" table:number-matrix-rows-spanned="1" table:formula="of:=SUM(([.AI3:.AI17]-[.$AV3:.$AV17])^2)^0.5" office:value-type="float"/>
          <table:table-cell table:number-matrix-columns-spanned="1" table:number-matrix-rows-spanned="1" table:formula="of:=SUM(([.AJ3:.AJ17]-[.$AW3:.$AW17])^2)^0.5" office:value-type="float"/>
          <table:table-cell table:number-matrix-columns-spanned="1" table:number-matrix-rows-spanned="1" table:formula="of:=SUM(([.AK3:.AK17]-[.$AX3:.$AX17])^2)^0.5" office:value-type="float"/>
          <table:table-cell table:number-matrix-columns-spanned="1" table:number-matrix-rows-spanned="1" table:formula="of:=SUM(([.AL3:.AL17]-[.$AY3:.$AY17])^2)^0.5" office:value-type="float"/>
          <table:table-cell table:number-matrix-columns-spanned="1" table:number-matrix-rows-spanned="1" table:formula="of:=SUM(([.AM3:.AM17]-[.$AZ3:.$AZ17])^2)^0.5" office:value-type="float"/>
          <table:table-cell table:number-matrix-columns-spanned="1" table:number-matrix-rows-spanned="1" table:formula="of:=SUM(([.AN3:.AN17]-[.$BA3:.$BA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AO3:.$AO17])" office:value-type="float"/>
          <table:table-cell table:number-matrix-columns-spanned="1" table:number-matrix-rows-spanned="1" table:formula="of:=SUM([.C3:.C17]=[.$AP3:.$AP17])" office:value-type="float"/>
          <table:table-cell table:number-matrix-columns-spanned="1" table:number-matrix-rows-spanned="1" table:formula="of:=SUM([.D3:.D17]=[.$AQ3:.$AQ17])" office:value-type="float"/>
          <table:table-cell table:number-matrix-columns-spanned="1" table:number-matrix-rows-spanned="1" table:formula="of:=SUM([.E3:.E17]=[.$AR3:.$AR17])" office:value-type="float"/>
          <table:table-cell table:number-matrix-columns-spanned="1" table:number-matrix-rows-spanned="1" table:formula="of:=SUM([.F3:.F17]=[.$AS3:.$AS17])" office:value-type="float"/>
          <table:table-cell table:number-matrix-columns-spanned="1" table:number-matrix-rows-spanned="1" table:formula="of:=SUM([.G3:.G17]=[.$AT3:.$AT17])" office:value-type="float"/>
          <table:table-cell table:number-matrix-columns-spanned="1" table:number-matrix-rows-spanned="1" table:formula="of:=SUM([.H3:.H17]=[.$AU3:.$AU17])" office:value-type="float"/>
          <table:table-cell table:number-matrix-columns-spanned="1" table:number-matrix-rows-spanned="1" table:formula="of:=SUM([.I3:.I17]=[.$AV3:.$AV17])" office:value-type="float"/>
          <table:table-cell table:number-matrix-columns-spanned="1" table:number-matrix-rows-spanned="1" table:formula="of:=SUM([.J3:.J17]=[.$AW3:.$AW17])" office:value-type="float"/>
          <table:table-cell table:number-matrix-columns-spanned="1" table:number-matrix-rows-spanned="1" table:formula="of:=SUM([.K3:.K17]=[.$AX3:.$AX17])" office:value-type="float"/>
          <table:table-cell table:number-matrix-columns-spanned="1" table:number-matrix-rows-spanned="1" table:formula="of:=SUM([.L3:.L17]=[.$AY3:.$AY17])" office:value-type="float"/>
          <table:table-cell table:number-matrix-columns-spanned="1" table:number-matrix-rows-spanned="1" table:formula="of:=SUM([.M3:.M17]=[.$AZ3:.$AZ17])" office:value-type="float"/>
          <table:table-cell table:number-matrix-columns-spanned="1" table:number-matrix-rows-spanned="1" table:formula="of:=SUM([.N3:.N17]=[.$BA3:.$BA17])" office:value-type="float"/>
          <table:table-cell table:number-matrix-columns-spanned="1" table:number-matrix-rows-spanned="1" table:formula="of:=SUM([.O3:.O17]=[.$AO3:.$AO17])" office:value-type="float"/>
          <table:table-cell table:number-matrix-columns-spanned="1" table:number-matrix-rows-spanned="1" table:formula="of:=SUM([.P3:.P17]=[.$AP3:.$AP17])" office:value-type="float"/>
          <table:table-cell table:number-matrix-columns-spanned="1" table:number-matrix-rows-spanned="1" table:formula="of:=SUM([.Q3:.Q17]=[.$AQ3:.$AQ17])" office:value-type="float"/>
          <table:table-cell table:number-matrix-columns-spanned="1" table:number-matrix-rows-spanned="1" table:formula="of:=SUM([.R3:.R17]=[.$AR3:.$AR17])" office:value-type="float"/>
          <table:table-cell table:number-matrix-columns-spanned="1" table:number-matrix-rows-spanned="1" table:formula="of:=SUM([.S3:.S17]=[.$AS3:.$AS17])" office:value-type="float"/>
          <table:table-cell table:number-matrix-columns-spanned="1" table:number-matrix-rows-spanned="1" table:formula="of:=SUM([.T3:.T17]=[.$AT3:.$AT17])" office:value-type="float"/>
          <table:table-cell table:number-matrix-columns-spanned="1" table:number-matrix-rows-spanned="1" table:formula="of:=SUM([.U3:.U17]=[.$AU3:.$AU17])" office:value-type="float"/>
          <table:table-cell table:number-matrix-columns-spanned="1" table:number-matrix-rows-spanned="1" table:formula="of:=SUM([.V3:.V17]=[.$AV3:.$AV17])" office:value-type="float"/>
          <table:table-cell table:number-matrix-columns-spanned="1" table:number-matrix-rows-spanned="1" table:formula="of:=SUM([.W3:.W17]=[.$AW3:.$AW17])" office:value-type="float"/>
          <table:table-cell table:number-matrix-columns-spanned="1" table:number-matrix-rows-spanned="1" table:formula="of:=SUM([.X3:.X17]=[.$AX3:.$AX17])" office:value-type="float"/>
          <table:table-cell table:number-matrix-columns-spanned="1" table:number-matrix-rows-spanned="1" table:formula="of:=SUM([.Y3:.Y17]=[.$AY3:.$AY17])" office:value-type="float"/>
          <table:table-cell table:number-matrix-columns-spanned="1" table:number-matrix-rows-spanned="1" table:formula="of:=SUM([.Z3:.Z17]=[.$AZ3:.$AZ17])" office:value-type="float"/>
          <table:table-cell table:number-matrix-columns-spanned="1" table:number-matrix-rows-spanned="1" table:formula="of:=SUM([.AA3:.AA17]=[.$BA3:.$BA17])" office:value-type="float"/>
          <table:table-cell table:number-matrix-columns-spanned="1" table:number-matrix-rows-spanned="1" table:formula="of:=SUM([.AB3:.AB17]=[.$AO3:.$AO17])" office:value-type="float"/>
          <table:table-cell table:number-matrix-columns-spanned="1" table:number-matrix-rows-spanned="1" table:formula="of:=SUM([.AC3:.AC17]=[.$AP3:.$AP17])" office:value-type="float"/>
          <table:table-cell table:number-matrix-columns-spanned="1" table:number-matrix-rows-spanned="1" table:formula="of:=SUM([.AD3:.AD17]=[.$AQ3:.$AQ17])" office:value-type="float"/>
          <table:table-cell table:number-matrix-columns-spanned="1" table:number-matrix-rows-spanned="1" table:formula="of:=SUM([.AE3:.AE17]=[.$AR3:.$AR17])" office:value-type="float"/>
          <table:table-cell table:number-matrix-columns-spanned="1" table:number-matrix-rows-spanned="1" table:formula="of:=SUM([.AF3:.AF17]=[.$AS3:.$AS17])" office:value-type="float"/>
          <table:table-cell table:number-matrix-columns-spanned="1" table:number-matrix-rows-spanned="1" table:formula="of:=SUM([.AG3:.AG17]=[.$AT3:.$AT17])" office:value-type="float"/>
          <table:table-cell table:number-matrix-columns-spanned="1" table:number-matrix-rows-spanned="1" table:formula="of:=SUM([.AH3:.AH17]=[.$AU3:.$AU17])" office:value-type="float"/>
          <table:table-cell table:number-matrix-columns-spanned="1" table:number-matrix-rows-spanned="1" table:formula="of:=SUM([.AI3:.AI17]=[.$AV3:.$AV17])" office:value-type="float"/>
          <table:table-cell table:number-matrix-columns-spanned="1" table:number-matrix-rows-spanned="1" table:formula="of:=SUM([.AJ3:.AJ17]=[.$AW3:.$AW17])" office:value-type="float"/>
          <table:table-cell table:number-matrix-columns-spanned="1" table:number-matrix-rows-spanned="1" table:formula="of:=SUM([.AK3:.AK17]=[.$AX3:.$AX17])" office:value-type="float"/>
          <table:table-cell table:number-matrix-columns-spanned="1" table:number-matrix-rows-spanned="1" table:formula="of:=SUM([.AL3:.AL17]=[.$AY3:.$AY17])" office:value-type="float"/>
          <table:table-cell table:number-matrix-columns-spanned="1" table:number-matrix-rows-spanned="1" table:formula="of:=SUM([.AM3:.AM17]=[.$AZ3:.$AZ17])" office:value-type="float"/>
          <table:table-cell table:number-matrix-columns-spanned="1" table:number-matrix-rows-spanned="1" table:formula="of:=SUM([.AN3:.AN17]=[.$BA3:.$BA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BB3:.$BB17])" office:value-type="float"/>
          <table:table-cell table:number-matrix-columns-spanned="1" table:number-matrix-rows-spanned="1" table:formula="of:=SUM([.C3:.C17]&lt;[.$BC3:.$BC17])" office:value-type="float"/>
          <table:table-cell table:number-matrix-columns-spanned="1" table:number-matrix-rows-spanned="1" table:formula="of:=SUM([.D3:.D17]&lt;[.$BD3:.$BD17])" office:value-type="float"/>
          <table:table-cell table:number-matrix-columns-spanned="1" table:number-matrix-rows-spanned="1" table:formula="of:=SUM([.E3:.E17]&lt;[.$BE3:.$BE17])" office:value-type="float"/>
          <table:table-cell table:number-matrix-columns-spanned="1" table:number-matrix-rows-spanned="1" table:formula="of:=SUM([.F3:.F17]&lt;[.$BF3:.$BF17])" office:value-type="float"/>
          <table:table-cell table:number-matrix-columns-spanned="1" table:number-matrix-rows-spanned="1" table:formula="of:=SUM([.G3:.G17]&lt;[.$BG3:.$BG17])" office:value-type="float"/>
          <table:table-cell table:number-matrix-columns-spanned="1" table:number-matrix-rows-spanned="1" table:formula="of:=SUM([.H3:.H17]&lt;[.$BH3:.$BH17])" office:value-type="float"/>
          <table:table-cell table:number-matrix-columns-spanned="1" table:number-matrix-rows-spanned="1" table:formula="of:=SUM([.I3:.I17]&lt;[.$BI3:.$BI17])" office:value-type="float"/>
          <table:table-cell table:number-matrix-columns-spanned="1" table:number-matrix-rows-spanned="1" table:formula="of:=SUM([.J3:.J17]&lt;[.$BJ3:.$BJ17])" office:value-type="float"/>
          <table:table-cell table:number-matrix-columns-spanned="1" table:number-matrix-rows-spanned="1" table:formula="of:=SUM([.K3:.K17]&lt;[.$BK3:.$BK17])" office:value-type="float"/>
          <table:table-cell table:number-matrix-columns-spanned="1" table:number-matrix-rows-spanned="1" table:formula="of:=SUM([.L3:.L17]&lt;[.$BL3:.$BL17])" office:value-type="float"/>
          <table:table-cell table:number-matrix-columns-spanned="1" table:number-matrix-rows-spanned="1" table:formula="of:=SUM([.M3:.M17]&lt;[.$BM3:.$BM17])" office:value-type="float"/>
          <table:table-cell table:number-matrix-columns-spanned="1" table:number-matrix-rows-spanned="1" table:formula="of:=SUM([.N3:.N17]&lt;[.$BN3:.$BN17])" office:value-type="float"/>
          <table:table-cell table:number-matrix-columns-spanned="1" table:number-matrix-rows-spanned="1" table:formula="of:=SUM([.O3:.O17]&lt;[.$BB3:.$BB17])" office:value-type="float"/>
          <table:table-cell table:number-matrix-columns-spanned="1" table:number-matrix-rows-spanned="1" table:formula="of:=SUM([.P3:.P17]&lt;[.$BC3:.$BC17])" office:value-type="float"/>
          <table:table-cell table:number-matrix-columns-spanned="1" table:number-matrix-rows-spanned="1" table:formula="of:=SUM([.Q3:.Q17]&lt;[.$BD3:.$BD17])" office:value-type="float"/>
          <table:table-cell table:number-matrix-columns-spanned="1" table:number-matrix-rows-spanned="1" table:formula="of:=SUM([.R3:.R17]&lt;[.$BE3:.$BE17])" office:value-type="float"/>
          <table:table-cell table:number-matrix-columns-spanned="1" table:number-matrix-rows-spanned="1" table:formula="of:=SUM([.S3:.S17]&lt;[.$BF3:.$BF17])" office:value-type="float"/>
          <table:table-cell table:number-matrix-columns-spanned="1" table:number-matrix-rows-spanned="1" table:formula="of:=SUM([.T3:.T17]&lt;[.$BG3:.$BG17])" office:value-type="float"/>
          <table:table-cell table:number-matrix-columns-spanned="1" table:number-matrix-rows-spanned="1" table:formula="of:=SUM([.U3:.U17]&lt;[.$BH3:.$BH17])" office:value-type="float"/>
          <table:table-cell table:number-matrix-columns-spanned="1" table:number-matrix-rows-spanned="1" table:formula="of:=SUM([.V3:.V17]&lt;[.$BI3:.$BI17])" office:value-type="float"/>
          <table:table-cell table:number-matrix-columns-spanned="1" table:number-matrix-rows-spanned="1" table:formula="of:=SUM([.W3:.W17]&lt;[.$BJ3:.$BJ17])" office:value-type="float"/>
          <table:table-cell table:number-matrix-columns-spanned="1" table:number-matrix-rows-spanned="1" table:formula="of:=SUM([.X3:.X17]&lt;[.$BK3:.$BK17])" office:value-type="float"/>
          <table:table-cell table:number-matrix-columns-spanned="1" table:number-matrix-rows-spanned="1" table:formula="of:=SUM([.Y3:.Y17]&lt;[.$BL3:.$BL17])" office:value-type="float"/>
          <table:table-cell table:number-matrix-columns-spanned="1" table:number-matrix-rows-spanned="1" table:formula="of:=SUM([.Z3:.Z17]&lt;[.$BM3:.$BM17])" office:value-type="float"/>
          <table:table-cell table:number-matrix-columns-spanned="1" table:number-matrix-rows-spanned="1" table:formula="of:=SUM([.AA3:.AA17]&lt;[.$BN3:.$BN17])" office:value-type="float"/>
          <table:table-cell table:number-matrix-columns-spanned="1" table:number-matrix-rows-spanned="1" table:formula="of:=SUM([.AB3:.AB17]&lt;[.$BB3:.$BB17])" office:value-type="float"/>
          <table:table-cell table:number-matrix-columns-spanned="1" table:number-matrix-rows-spanned="1" table:formula="of:=SUM([.AC3:.AC17]&lt;[.$BC3:.$BC17])" office:value-type="float"/>
          <table:table-cell table:number-matrix-columns-spanned="1" table:number-matrix-rows-spanned="1" table:formula="of:=SUM([.AD3:.AD17]&lt;[.$BD3:.$BD17])" office:value-type="float"/>
          <table:table-cell table:number-matrix-columns-spanned="1" table:number-matrix-rows-spanned="1" table:formula="of:=SUM([.AE3:.AE17]&lt;[.$BE3:.$BE17])" office:value-type="float"/>
          <table:table-cell table:number-matrix-columns-spanned="1" table:number-matrix-rows-spanned="1" table:formula="of:=SUM([.AF3:.AF17]&lt;[.$BF3:.$BF17])" office:value-type="float"/>
          <table:table-cell table:number-matrix-columns-spanned="1" table:number-matrix-rows-spanned="1" table:formula="of:=SUM([.AG3:.AG17]&lt;[.$BG3:.$BG17])" office:value-type="float"/>
          <table:table-cell table:number-matrix-columns-spanned="1" table:number-matrix-rows-spanned="1" table:formula="of:=SUM([.AH3:.AH17]&lt;[.$BH3:.$BH17])" office:value-type="float"/>
          <table:table-cell table:number-matrix-columns-spanned="1" table:number-matrix-rows-spanned="1" table:formula="of:=SUM([.AI3:.AI17]&lt;[.$BI3:.$BI17])" office:value-type="float"/>
          <table:table-cell table:number-matrix-columns-spanned="1" table:number-matrix-rows-spanned="1" table:formula="of:=SUM([.AJ3:.AJ17]&lt;[.$BJ3:.$BJ17])" office:value-type="float"/>
          <table:table-cell table:number-matrix-columns-spanned="1" table:number-matrix-rows-spanned="1" table:formula="of:=SUM([.AK3:.AK17]&lt;[.$BK3:.$BK17])" office:value-type="float"/>
          <table:table-cell table:number-matrix-columns-spanned="1" table:number-matrix-rows-spanned="1" table:formula="of:=SUM([.AL3:.AL17]&lt;[.$BL3:.$BL17])" office:value-type="float"/>
          <table:table-cell table:number-matrix-columns-spanned="1" table:number-matrix-rows-spanned="1" table:formula="of:=SUM([.AM3:.AM17]&lt;[.$BM3:.$BM17])" office:value-type="float"/>
          <table:table-cell table:number-matrix-columns-spanned="1" table:number-matrix-rows-spanned="1" table:formula="of:=SUM([.AN3:.AN17]&lt;[.$BN3:.$BN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BB3:.$BB17])" office:value-type="float"/>
          <table:table-cell table:number-matrix-columns-spanned="1" table:number-matrix-rows-spanned="1" table:formula="of:=SUM([.C3:.C17]&gt;[.$BC3:.$BC17])" office:value-type="float"/>
          <table:table-cell table:number-matrix-columns-spanned="1" table:number-matrix-rows-spanned="1" table:formula="of:=SUM([.D3:.D17]&gt;[.$BD3:.$BD17])" office:value-type="float"/>
          <table:table-cell table:number-matrix-columns-spanned="1" table:number-matrix-rows-spanned="1" table:formula="of:=SUM([.E3:.E17]&gt;[.$BE3:.$BE17])" office:value-type="float"/>
          <table:table-cell table:number-matrix-columns-spanned="1" table:number-matrix-rows-spanned="1" table:formula="of:=SUM([.F3:.F17]&gt;[.$BF3:.$BF17])" office:value-type="float"/>
          <table:table-cell table:number-matrix-columns-spanned="1" table:number-matrix-rows-spanned="1" table:formula="of:=SUM([.G3:.G17]&gt;[.$BG3:.$BG17])" office:value-type="float"/>
          <table:table-cell table:number-matrix-columns-spanned="1" table:number-matrix-rows-spanned="1" table:formula="of:=SUM([.H3:.H17]&gt;[.$BH3:.$BH17])" office:value-type="float"/>
          <table:table-cell table:number-matrix-columns-spanned="1" table:number-matrix-rows-spanned="1" table:formula="of:=SUM([.I3:.I17]&gt;[.$BI3:.$BI17])" office:value-type="float"/>
          <table:table-cell table:number-matrix-columns-spanned="1" table:number-matrix-rows-spanned="1" table:formula="of:=SUM([.J3:.J17]&gt;[.$BJ3:.$BJ17])" office:value-type="float"/>
          <table:table-cell table:number-matrix-columns-spanned="1" table:number-matrix-rows-spanned="1" table:formula="of:=SUM([.K3:.K17]&gt;[.$BK3:.$BK17])" office:value-type="float"/>
          <table:table-cell table:number-matrix-columns-spanned="1" table:number-matrix-rows-spanned="1" table:formula="of:=SUM([.L3:.L17]&gt;[.$BL3:.$BL17])" office:value-type="float"/>
          <table:table-cell table:number-matrix-columns-spanned="1" table:number-matrix-rows-spanned="1" table:formula="of:=SUM([.M3:.M17]&gt;[.$BM3:.$BM17])" office:value-type="float"/>
          <table:table-cell table:number-matrix-columns-spanned="1" table:number-matrix-rows-spanned="1" table:formula="of:=SUM([.N3:.N17]&gt;[.$BN3:.$BN17])" office:value-type="float"/>
          <table:table-cell table:number-matrix-columns-spanned="1" table:number-matrix-rows-spanned="1" table:formula="of:=SUM([.O3:.O17]&gt;[.$BB3:.$BB17])" office:value-type="float"/>
          <table:table-cell table:number-matrix-columns-spanned="1" table:number-matrix-rows-spanned="1" table:formula="of:=SUM([.P3:.P17]&gt;[.$BC3:.$BC17])" office:value-type="float"/>
          <table:table-cell table:number-matrix-columns-spanned="1" table:number-matrix-rows-spanned="1" table:formula="of:=SUM([.Q3:.Q17]&gt;[.$BD3:.$BD17])" office:value-type="float"/>
          <table:table-cell table:number-matrix-columns-spanned="1" table:number-matrix-rows-spanned="1" table:formula="of:=SUM([.R3:.R17]&gt;[.$BE3:.$BE17])" office:value-type="float"/>
          <table:table-cell table:number-matrix-columns-spanned="1" table:number-matrix-rows-spanned="1" table:formula="of:=SUM([.S3:.S17]&gt;[.$BF3:.$BF17])" office:value-type="float"/>
          <table:table-cell table:number-matrix-columns-spanned="1" table:number-matrix-rows-spanned="1" table:formula="of:=SUM([.T3:.T17]&gt;[.$BG3:.$BG17])" office:value-type="float"/>
          <table:table-cell table:number-matrix-columns-spanned="1" table:number-matrix-rows-spanned="1" table:formula="of:=SUM([.U3:.U17]&gt;[.$BH3:.$BH17])" office:value-type="float"/>
          <table:table-cell table:number-matrix-columns-spanned="1" table:number-matrix-rows-spanned="1" table:formula="of:=SUM([.V3:.V17]&gt;[.$BI3:.$BI17])" office:value-type="float"/>
          <table:table-cell table:number-matrix-columns-spanned="1" table:number-matrix-rows-spanned="1" table:formula="of:=SUM([.W3:.W17]&gt;[.$BJ3:.$BJ17])" office:value-type="float"/>
          <table:table-cell table:number-matrix-columns-spanned="1" table:number-matrix-rows-spanned="1" table:formula="of:=SUM([.X3:.X17]&gt;[.$BK3:.$BK17])" office:value-type="float"/>
          <table:table-cell table:number-matrix-columns-spanned="1" table:number-matrix-rows-spanned="1" table:formula="of:=SUM([.Y3:.Y17]&gt;[.$BL3:.$BL17])" office:value-type="float"/>
          <table:table-cell table:number-matrix-columns-spanned="1" table:number-matrix-rows-spanned="1" table:formula="of:=SUM([.Z3:.Z17]&gt;[.$BM3:.$BM17])" office:value-type="float"/>
          <table:table-cell table:number-matrix-columns-spanned="1" table:number-matrix-rows-spanned="1" table:formula="of:=SUM([.AA3:.AA17]&gt;[.$BN3:.$BN17])" office:value-type="float"/>
          <table:table-cell table:number-matrix-columns-spanned="1" table:number-matrix-rows-spanned="1" table:formula="of:=SUM([.AB3:.AB17]&gt;[.$BB3:.$BB17])" office:value-type="float"/>
          <table:table-cell table:number-matrix-columns-spanned="1" table:number-matrix-rows-spanned="1" table:formula="of:=SUM([.AC3:.AC17]&gt;[.$BC3:.$BC17])" office:value-type="float"/>
          <table:table-cell table:number-matrix-columns-spanned="1" table:number-matrix-rows-spanned="1" table:formula="of:=SUM([.AD3:.AD17]&gt;[.$BD3:.$BD17])" office:value-type="float"/>
          <table:table-cell table:number-matrix-columns-spanned="1" table:number-matrix-rows-spanned="1" table:formula="of:=SUM([.AE3:.AE17]&gt;[.$BE3:.$BE17])" office:value-type="float"/>
          <table:table-cell table:number-matrix-columns-spanned="1" table:number-matrix-rows-spanned="1" table:formula="of:=SUM([.AF3:.AF17]&gt;[.$BF3:.$BF17])" office:value-type="float"/>
          <table:table-cell table:number-matrix-columns-spanned="1" table:number-matrix-rows-spanned="1" table:formula="of:=SUM([.AG3:.AG17]&gt;[.$BG3:.$BG17])" office:value-type="float"/>
          <table:table-cell table:number-matrix-columns-spanned="1" table:number-matrix-rows-spanned="1" table:formula="of:=SUM([.AH3:.AH17]&gt;[.$BH3:.$BH17])" office:value-type="float"/>
          <table:table-cell table:number-matrix-columns-spanned="1" table:number-matrix-rows-spanned="1" table:formula="of:=SUM([.AI3:.AI17]&gt;[.$BI3:.$BI17])" office:value-type="float"/>
          <table:table-cell table:number-matrix-columns-spanned="1" table:number-matrix-rows-spanned="1" table:formula="of:=SUM([.AJ3:.AJ17]&gt;[.$BJ3:.$BJ17])" office:value-type="float"/>
          <table:table-cell table:number-matrix-columns-spanned="1" table:number-matrix-rows-spanned="1" table:formula="of:=SUM([.AK3:.AK17]&gt;[.$BK3:.$BK17])" office:value-type="float"/>
          <table:table-cell table:number-matrix-columns-spanned="1" table:number-matrix-rows-spanned="1" table:formula="of:=SUM([.AL3:.AL17]&gt;[.$BL3:.$BL17])" office:value-type="float"/>
          <table:table-cell table:number-matrix-columns-spanned="1" table:number-matrix-rows-spanned="1" table:formula="of:=SUM([.AM3:.AM17]&gt;[.$BM3:.$BM17])" office:value-type="float"/>
          <table:table-cell table:number-matrix-columns-spanned="1" table:number-matrix-rows-spanned="1" table:formula="of:=SUM([.AN3:.AN17]&gt;[.$BN3:.$BN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BO3:.$BO17])" office:value-type="float"/>
          <table:table-cell table:number-matrix-columns-spanned="1" table:number-matrix-rows-spanned="1" table:formula="of:=SUM([.C3:.C17]=[.$BP3:.$BP17])" office:value-type="float"/>
          <table:table-cell table:number-matrix-columns-spanned="1" table:number-matrix-rows-spanned="1" table:formula="of:=SUM([.D3:.D17]=[.$BQ3:.$BQ17])" office:value-type="float"/>
          <table:table-cell table:number-matrix-columns-spanned="1" table:number-matrix-rows-spanned="1" table:formula="of:=SUM([.E3:.E17]=[.$BR3:.$BR17])" office:value-type="float"/>
          <table:table-cell table:number-matrix-columns-spanned="1" table:number-matrix-rows-spanned="1" table:formula="of:=SUM([.F3:.F17]=[.$BS3:.$BS17])" office:value-type="float"/>
          <table:table-cell table:number-matrix-columns-spanned="1" table:number-matrix-rows-spanned="1" table:formula="of:=SUM([.G3:.G17]=[.$BT3:.$BT17])" office:value-type="float"/>
          <table:table-cell table:number-matrix-columns-spanned="1" table:number-matrix-rows-spanned="1" table:formula="of:=SUM([.H3:.H17]=[.$BU3:.$BU17])" office:value-type="float"/>
          <table:table-cell table:number-matrix-columns-spanned="1" table:number-matrix-rows-spanned="1" table:formula="of:=SUM([.I3:.I17]=[.$BV3:.$BV17])" office:value-type="float"/>
          <table:table-cell table:number-matrix-columns-spanned="1" table:number-matrix-rows-spanned="1" table:formula="of:=SUM([.J3:.J17]=[.$BW3:.$BW17])" office:value-type="float"/>
          <table:table-cell table:number-matrix-columns-spanned="1" table:number-matrix-rows-spanned="1" table:formula="of:=SUM([.K3:.K17]=[.$BX3:.$BX17])" office:value-type="float"/>
          <table:table-cell table:number-matrix-columns-spanned="1" table:number-matrix-rows-spanned="1" table:formula="of:=SUM([.L3:.L17]=[.$BY3:.$BY17])" office:value-type="float"/>
          <table:table-cell table:number-matrix-columns-spanned="1" table:number-matrix-rows-spanned="1" table:formula="of:=SUM([.M3:.M17]=[.$BZ3:.$BZ17])" office:value-type="float"/>
          <table:table-cell table:number-matrix-columns-spanned="1" table:number-matrix-rows-spanned="1" table:formula="of:=SUM([.N3:.N17]=[.$CA3:.$CA17])" office:value-type="float"/>
          <table:table-cell table:number-matrix-columns-spanned="1" table:number-matrix-rows-spanned="1" table:formula="of:=SUM([.O3:.O17]=[.$BO3:.$BO17])" office:value-type="float"/>
          <table:table-cell table:number-matrix-columns-spanned="1" table:number-matrix-rows-spanned="1" table:formula="of:=SUM([.P3:.P17]=[.$BP3:.$BP17])" office:value-type="float"/>
          <table:table-cell table:number-matrix-columns-spanned="1" table:number-matrix-rows-spanned="1" table:formula="of:=SUM([.Q3:.Q17]=[.$BQ3:.$BQ17])" office:value-type="float"/>
          <table:table-cell table:number-matrix-columns-spanned="1" table:number-matrix-rows-spanned="1" table:formula="of:=SUM([.R3:.R17]=[.$BR3:.$BR17])" office:value-type="float"/>
          <table:table-cell table:number-matrix-columns-spanned="1" table:number-matrix-rows-spanned="1" table:formula="of:=SUM([.S3:.S17]=[.$BS3:.$BS17])" office:value-type="float"/>
          <table:table-cell table:number-matrix-columns-spanned="1" table:number-matrix-rows-spanned="1" table:formula="of:=SUM([.T3:.T17]=[.$BT3:.$BT17])" office:value-type="float"/>
          <table:table-cell table:number-matrix-columns-spanned="1" table:number-matrix-rows-spanned="1" table:formula="of:=SUM([.U3:.U17]=[.$BU3:.$BU17])" office:value-type="float"/>
          <table:table-cell table:number-matrix-columns-spanned="1" table:number-matrix-rows-spanned="1" table:formula="of:=SUM([.V3:.V17]=[.$BV3:.$BV17])" office:value-type="float"/>
          <table:table-cell table:number-matrix-columns-spanned="1" table:number-matrix-rows-spanned="1" table:formula="of:=SUM([.W3:.W17]=[.$BW3:.$BW17])" office:value-type="float"/>
          <table:table-cell table:number-matrix-columns-spanned="1" table:number-matrix-rows-spanned="1" table:formula="of:=SUM([.X3:.X17]=[.$BX3:.$BX17])" office:value-type="float"/>
          <table:table-cell table:number-matrix-columns-spanned="1" table:number-matrix-rows-spanned="1" table:formula="of:=SUM([.Y3:.Y17]=[.$BY3:.$BY17])" office:value-type="float"/>
          <table:table-cell table:number-matrix-columns-spanned="1" table:number-matrix-rows-spanned="1" table:formula="of:=SUM([.Z3:.Z17]=[.$BZ3:.$BZ17])" office:value-type="float"/>
          <table:table-cell table:number-matrix-columns-spanned="1" table:number-matrix-rows-spanned="1" table:formula="of:=SUM([.AA3:.AA17]=[.$CA3:.$CA17])" office:value-type="float"/>
          <table:table-cell table:number-matrix-columns-spanned="1" table:number-matrix-rows-spanned="1" table:formula="of:=SUM([.AB3:.AB17]=[.$BO3:.$BO17])" office:value-type="float"/>
          <table:table-cell table:number-matrix-columns-spanned="1" table:number-matrix-rows-spanned="1" table:formula="of:=SUM([.AC3:.AC17]=[.$BP3:.$BP17])" office:value-type="float"/>
          <table:table-cell table:number-matrix-columns-spanned="1" table:number-matrix-rows-spanned="1" table:formula="of:=SUM([.AD3:.AD17]=[.$BQ3:.$BQ17])" office:value-type="float"/>
          <table:table-cell table:number-matrix-columns-spanned="1" table:number-matrix-rows-spanned="1" table:formula="of:=SUM([.AE3:.AE17]=[.$BR3:.$BR17])" office:value-type="float"/>
          <table:table-cell table:number-matrix-columns-spanned="1" table:number-matrix-rows-spanned="1" table:formula="of:=SUM([.AF3:.AF17]=[.$BS3:.$BS17])" office:value-type="float"/>
          <table:table-cell table:number-matrix-columns-spanned="1" table:number-matrix-rows-spanned="1" table:formula="of:=SUM([.AG3:.AG17]=[.$BT3:.$BT17])" office:value-type="float"/>
          <table:table-cell table:number-matrix-columns-spanned="1" table:number-matrix-rows-spanned="1" table:formula="of:=SUM([.AH3:.AH17]=[.$BU3:.$BU17])" office:value-type="float"/>
          <table:table-cell table:number-matrix-columns-spanned="1" table:number-matrix-rows-spanned="1" table:formula="of:=SUM([.AI3:.AI17]=[.$BV3:.$BV17])" office:value-type="float"/>
          <table:table-cell table:number-matrix-columns-spanned="1" table:number-matrix-rows-spanned="1" table:formula="of:=SUM([.AJ3:.AJ17]=[.$BW3:.$BW17])" office:value-type="float"/>
          <table:table-cell table:number-matrix-columns-spanned="1" table:number-matrix-rows-spanned="1" table:formula="of:=SUM([.AK3:.AK17]=[.$BX3:.$BX17])" office:value-type="float"/>
          <table:table-cell table:number-matrix-columns-spanned="1" table:number-matrix-rows-spanned="1" table:formula="of:=SUM([.AL3:.AL17]=[.$BY3:.$BY17])" office:value-type="float"/>
          <table:table-cell table:number-matrix-columns-spanned="1" table:number-matrix-rows-spanned="1" table:formula="of:=SUM([.AM3:.AM17]=[.$BZ3:.$BZ17])" office:value-type="float"/>
          <table:table-cell table:number-matrix-columns-spanned="1" table:number-matrix-rows-spanned="1" table:formula="of:=SUM([.AN3:.AN17]=[.$CA3:.$CA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O3:.$AO5])^2)^0.5" office:value-type="float"/>
          <table:table-cell table:number-matrix-columns-spanned="1" table:number-matrix-rows-spanned="1" table:formula="of:=SUM(([.C3:.C5]-[.$AP3:.$AP5])^2)^0.5" office:value-type="float"/>
          <table:table-cell table:number-matrix-columns-spanned="1" table:number-matrix-rows-spanned="1" table:formula="of:=SUM(([.D3:.D5]-[.$AQ3:.$AQ5])^2)^0.5" office:value-type="float"/>
          <table:table-cell table:number-matrix-columns-spanned="1" table:number-matrix-rows-spanned="1" table:formula="of:=SUM(([.E3:.E5]-[.$AR3:.$AR5])^2)^0.5" office:value-type="float"/>
          <table:table-cell table:number-matrix-columns-spanned="1" table:number-matrix-rows-spanned="1" table:formula="of:=SUM(([.F3:.F5]-[.$AS3:.$AS5])^2)^0.5" office:value-type="float"/>
          <table:table-cell table:number-matrix-columns-spanned="1" table:number-matrix-rows-spanned="1" table:formula="of:=SUM(([.G3:.G5]-[.$AT3:.$AT5])^2)^0.5" office:value-type="float"/>
          <table:table-cell table:number-matrix-columns-spanned="1" table:number-matrix-rows-spanned="1" table:formula="of:=SUM(([.H3:.H5]-[.$AU3:.$AU5])^2)^0.5" office:value-type="float"/>
          <table:table-cell table:number-matrix-columns-spanned="1" table:number-matrix-rows-spanned="1" table:formula="of:=SUM(([.I3:.I5]-[.$AV3:.$AV5])^2)^0.5" office:value-type="float"/>
          <table:table-cell table:number-matrix-columns-spanned="1" table:number-matrix-rows-spanned="1" table:formula="of:=SUM(([.J3:.J5]-[.$AW3:.$AW5])^2)^0.5" office:value-type="float"/>
          <table:table-cell table:number-matrix-columns-spanned="1" table:number-matrix-rows-spanned="1" table:formula="of:=SUM(([.K3:.K5]-[.$AX3:.$AX5])^2)^0.5" office:value-type="float"/>
          <table:table-cell table:number-matrix-columns-spanned="1" table:number-matrix-rows-spanned="1" table:formula="of:=SUM(([.L3:.L5]-[.$AY3:.$AY5])^2)^0.5" office:value-type="float"/>
          <table:table-cell table:number-matrix-columns-spanned="1" table:number-matrix-rows-spanned="1" table:formula="of:=SUM(([.M3:.M5]-[.$AZ3:.$AZ5])^2)^0.5" office:value-type="float"/>
          <table:table-cell table:number-matrix-columns-spanned="1" table:number-matrix-rows-spanned="1" table:formula="of:=SUM(([.N3:.N5]-[.$BA3:.$BA5])^2)^0.5" office:value-type="float"/>
          <table:table-cell table:number-matrix-columns-spanned="1" table:number-matrix-rows-spanned="1" table:formula="of:=SUM(([.O3:.O5]-[.$AO3:.$AO5])^2)^0.5" office:value-type="float"/>
          <table:table-cell table:number-matrix-columns-spanned="1" table:number-matrix-rows-spanned="1" table:formula="of:=SUM(([.P3:.P5]-[.$AP3:.$AP5])^2)^0.5" office:value-type="float"/>
          <table:table-cell table:number-matrix-columns-spanned="1" table:number-matrix-rows-spanned="1" table:formula="of:=SUM(([.Q3:.Q5]-[.$AQ3:.$AQ5])^2)^0.5" office:value-type="float"/>
          <table:table-cell table:number-matrix-columns-spanned="1" table:number-matrix-rows-spanned="1" table:formula="of:=SUM(([.R3:.R5]-[.$AR3:.$AR5])^2)^0.5" office:value-type="float"/>
          <table:table-cell table:number-matrix-columns-spanned="1" table:number-matrix-rows-spanned="1" table:formula="of:=SUM(([.S3:.S5]-[.$AS3:.$AS5])^2)^0.5" office:value-type="float"/>
          <table:table-cell table:number-matrix-columns-spanned="1" table:number-matrix-rows-spanned="1" table:formula="of:=SUM(([.T3:.T5]-[.$AT3:.$AT5])^2)^0.5" office:value-type="float"/>
          <table:table-cell table:number-matrix-columns-spanned="1" table:number-matrix-rows-spanned="1" table:formula="of:=SUM(([.U3:.U5]-[.$AU3:.$AU5])^2)^0.5" office:value-type="float"/>
          <table:table-cell table:number-matrix-columns-spanned="1" table:number-matrix-rows-spanned="1" table:formula="of:=SUM(([.V3:.V5]-[.$AV3:.$AV5])^2)^0.5" office:value-type="float"/>
          <table:table-cell table:number-matrix-columns-spanned="1" table:number-matrix-rows-spanned="1" table:formula="of:=SUM(([.W3:.W5]-[.$AW3:.$AW5])^2)^0.5" office:value-type="float"/>
          <table:table-cell table:number-matrix-columns-spanned="1" table:number-matrix-rows-spanned="1" table:formula="of:=SUM(([.X3:.X5]-[.$AX3:.$AX5])^2)^0.5" office:value-type="float"/>
          <table:table-cell table:number-matrix-columns-spanned="1" table:number-matrix-rows-spanned="1" table:formula="of:=SUM(([.Y3:.Y5]-[.$AY3:.$AY5])^2)^0.5" office:value-type="float"/>
          <table:table-cell table:number-matrix-columns-spanned="1" table:number-matrix-rows-spanned="1" table:formula="of:=SUM(([.Z3:.Z5]-[.$AZ3:.$AZ5])^2)^0.5" office:value-type="float"/>
          <table:table-cell table:number-matrix-columns-spanned="1" table:number-matrix-rows-spanned="1" table:formula="of:=SUM(([.AA3:.AA5]-[.$BA3:.$BA5])^2)^0.5" office:value-type="float"/>
          <table:table-cell table:number-matrix-columns-spanned="1" table:number-matrix-rows-spanned="1" table:formula="of:=SUM(([.AB3:.AB5]-[.$AO3:.$AO5])^2)^0.5" office:value-type="float"/>
          <table:table-cell table:number-matrix-columns-spanned="1" table:number-matrix-rows-spanned="1" table:formula="of:=SUM(([.AC3:.AC5]-[.$AP3:.$AP5])^2)^0.5" office:value-type="float"/>
          <table:table-cell table:number-matrix-columns-spanned="1" table:number-matrix-rows-spanned="1" table:formula="of:=SUM(([.AD3:.AD5]-[.$AQ3:.$AQ5])^2)^0.5" office:value-type="float"/>
          <table:table-cell table:number-matrix-columns-spanned="1" table:number-matrix-rows-spanned="1" table:formula="of:=SUM(([.AE3:.AE5]-[.$AR3:.$AR5])^2)^0.5" office:value-type="float"/>
          <table:table-cell table:number-matrix-columns-spanned="1" table:number-matrix-rows-spanned="1" table:formula="of:=SUM(([.AF3:.AF5]-[.$AS3:.$AS5])^2)^0.5" office:value-type="float"/>
          <table:table-cell table:number-matrix-columns-spanned="1" table:number-matrix-rows-spanned="1" table:formula="of:=SUM(([.AG3:.AG5]-[.$AT3:.$AT5])^2)^0.5" office:value-type="float"/>
          <table:table-cell table:number-matrix-columns-spanned="1" table:number-matrix-rows-spanned="1" table:formula="of:=SUM(([.AH3:.AH5]-[.$AU3:.$AU5])^2)^0.5" office:value-type="float"/>
          <table:table-cell table:number-matrix-columns-spanned="1" table:number-matrix-rows-spanned="1" table:formula="of:=SUM(([.AI3:.AI5]-[.$AV3:.$AV5])^2)^0.5" office:value-type="float"/>
          <table:table-cell table:number-matrix-columns-spanned="1" table:number-matrix-rows-spanned="1" table:formula="of:=SUM(([.AJ3:.AJ5]-[.$AW3:.$AW5])^2)^0.5" office:value-type="float"/>
          <table:table-cell table:number-matrix-columns-spanned="1" table:number-matrix-rows-spanned="1" table:formula="of:=SUM(([.AK3:.AK5]-[.$AX3:.$AX5])^2)^0.5" office:value-type="float"/>
          <table:table-cell table:number-matrix-columns-spanned="1" table:number-matrix-rows-spanned="1" table:formula="of:=SUM(([.AL3:.AL5]-[.$AY3:.$AY5])^2)^0.5" office:value-type="float"/>
          <table:table-cell table:number-matrix-columns-spanned="1" table:number-matrix-rows-spanned="1" table:formula="of:=SUM(([.AM3:.AM5]-[.$AZ3:.$AZ5])^2)^0.5" office:value-type="float"/>
          <table:table-cell table:number-matrix-columns-spanned="1" table:number-matrix-rows-spanned="1" table:formula="of:=SUM(([.AN3:.AN5]-[.$BA3:.$BA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O3:.$AO5])" office:value-type="float"/>
          <table:table-cell table:number-matrix-columns-spanned="1" table:number-matrix-rows-spanned="1" table:formula="of:=SUM([.C3:.C5]=[.$AP3:.$AP5])" office:value-type="float"/>
          <table:table-cell table:number-matrix-columns-spanned="1" table:number-matrix-rows-spanned="1" table:formula="of:=SUM([.D3:.D5]=[.$AQ3:.$AQ5])" office:value-type="float"/>
          <table:table-cell table:number-matrix-columns-spanned="1" table:number-matrix-rows-spanned="1" table:formula="of:=SUM([.E3:.E5]=[.$AR3:.$AR5])" office:value-type="float"/>
          <table:table-cell table:number-matrix-columns-spanned="1" table:number-matrix-rows-spanned="1" table:formula="of:=SUM([.F3:.F5]=[.$AS3:.$AS5])" office:value-type="float"/>
          <table:table-cell table:number-matrix-columns-spanned="1" table:number-matrix-rows-spanned="1" table:formula="of:=SUM([.G3:.G5]=[.$AT3:.$AT5])" office:value-type="float"/>
          <table:table-cell table:number-matrix-columns-spanned="1" table:number-matrix-rows-spanned="1" table:formula="of:=SUM([.H3:.H5]=[.$AU3:.$AU5])" office:value-type="float"/>
          <table:table-cell table:number-matrix-columns-spanned="1" table:number-matrix-rows-spanned="1" table:formula="of:=SUM([.I3:.I5]=[.$AV3:.$AV5])" office:value-type="float"/>
          <table:table-cell table:number-matrix-columns-spanned="1" table:number-matrix-rows-spanned="1" table:formula="of:=SUM([.J3:.J5]=[.$AW3:.$AW5])" office:value-type="float"/>
          <table:table-cell table:number-matrix-columns-spanned="1" table:number-matrix-rows-spanned="1" table:formula="of:=SUM([.K3:.K5]=[.$AX3:.$AX5])" office:value-type="float"/>
          <table:table-cell table:number-matrix-columns-spanned="1" table:number-matrix-rows-spanned="1" table:formula="of:=SUM([.L3:.L5]=[.$AY3:.$AY5])" office:value-type="float"/>
          <table:table-cell table:number-matrix-columns-spanned="1" table:number-matrix-rows-spanned="1" table:formula="of:=SUM([.M3:.M5]=[.$AZ3:.$AZ5])" office:value-type="float"/>
          <table:table-cell table:number-matrix-columns-spanned="1" table:number-matrix-rows-spanned="1" table:formula="of:=SUM([.N3:.N5]=[.$BA3:.$BA5])" office:value-type="float"/>
          <table:table-cell table:number-matrix-columns-spanned="1" table:number-matrix-rows-spanned="1" table:formula="of:=SUM([.O3:.O5]=[.$AO3:.$AO5])" office:value-type="float"/>
          <table:table-cell table:number-matrix-columns-spanned="1" table:number-matrix-rows-spanned="1" table:formula="of:=SUM([.P3:.P5]=[.$AP3:.$AP5])" office:value-type="float"/>
          <table:table-cell table:number-matrix-columns-spanned="1" table:number-matrix-rows-spanned="1" table:formula="of:=SUM([.Q3:.Q5]=[.$AQ3:.$AQ5])" office:value-type="float"/>
          <table:table-cell table:number-matrix-columns-spanned="1" table:number-matrix-rows-spanned="1" table:formula="of:=SUM([.R3:.R5]=[.$AR3:.$AR5])" office:value-type="float"/>
          <table:table-cell table:number-matrix-columns-spanned="1" table:number-matrix-rows-spanned="1" table:formula="of:=SUM([.S3:.S5]=[.$AS3:.$AS5])" office:value-type="float"/>
          <table:table-cell table:number-matrix-columns-spanned="1" table:number-matrix-rows-spanned="1" table:formula="of:=SUM([.T3:.T5]=[.$AT3:.$AT5])" office:value-type="float"/>
          <table:table-cell table:number-matrix-columns-spanned="1" table:number-matrix-rows-spanned="1" table:formula="of:=SUM([.U3:.U5]=[.$AU3:.$AU5])" office:value-type="float"/>
          <table:table-cell table:number-matrix-columns-spanned="1" table:number-matrix-rows-spanned="1" table:formula="of:=SUM([.V3:.V5]=[.$AV3:.$AV5])" office:value-type="float"/>
          <table:table-cell table:number-matrix-columns-spanned="1" table:number-matrix-rows-spanned="1" table:formula="of:=SUM([.W3:.W5]=[.$AW3:.$AW5])" office:value-type="float"/>
          <table:table-cell table:number-matrix-columns-spanned="1" table:number-matrix-rows-spanned="1" table:formula="of:=SUM([.X3:.X5]=[.$AX3:.$AX5])" office:value-type="float"/>
          <table:table-cell table:number-matrix-columns-spanned="1" table:number-matrix-rows-spanned="1" table:formula="of:=SUM([.Y3:.Y5]=[.$AY3:.$AY5])" office:value-type="float"/>
          <table:table-cell table:number-matrix-columns-spanned="1" table:number-matrix-rows-spanned="1" table:formula="of:=SUM([.Z3:.Z5]=[.$AZ3:.$AZ5])" office:value-type="float"/>
          <table:table-cell table:number-matrix-columns-spanned="1" table:number-matrix-rows-spanned="1" table:formula="of:=SUM([.AA3:.AA5]=[.$BA3:.$BA5])" office:value-type="float"/>
          <table:table-cell table:number-matrix-columns-spanned="1" table:number-matrix-rows-spanned="1" table:formula="of:=SUM([.AB3:.AB5]=[.$AO3:.$AO5])" office:value-type="float"/>
          <table:table-cell table:number-matrix-columns-spanned="1" table:number-matrix-rows-spanned="1" table:formula="of:=SUM([.AC3:.AC5]=[.$AP3:.$AP5])" office:value-type="float"/>
          <table:table-cell table:number-matrix-columns-spanned="1" table:number-matrix-rows-spanned="1" table:formula="of:=SUM([.AD3:.AD5]=[.$AQ3:.$AQ5])" office:value-type="float"/>
          <table:table-cell table:number-matrix-columns-spanned="1" table:number-matrix-rows-spanned="1" table:formula="of:=SUM([.AE3:.AE5]=[.$AR3:.$AR5])" office:value-type="float"/>
          <table:table-cell table:number-matrix-columns-spanned="1" table:number-matrix-rows-spanned="1" table:formula="of:=SUM([.AF3:.AF5]=[.$AS3:.$AS5])" office:value-type="float"/>
          <table:table-cell table:number-matrix-columns-spanned="1" table:number-matrix-rows-spanned="1" table:formula="of:=SUM([.AG3:.AG5]=[.$AT3:.$AT5])" office:value-type="float"/>
          <table:table-cell table:number-matrix-columns-spanned="1" table:number-matrix-rows-spanned="1" table:formula="of:=SUM([.AH3:.AH5]=[.$AU3:.$AU5])" office:value-type="float"/>
          <table:table-cell table:number-matrix-columns-spanned="1" table:number-matrix-rows-spanned="1" table:formula="of:=SUM([.AI3:.AI5]=[.$AV3:.$AV5])" office:value-type="float"/>
          <table:table-cell table:number-matrix-columns-spanned="1" table:number-matrix-rows-spanned="1" table:formula="of:=SUM([.AJ3:.AJ5]=[.$AW3:.$AW5])" office:value-type="float"/>
          <table:table-cell table:number-matrix-columns-spanned="1" table:number-matrix-rows-spanned="1" table:formula="of:=SUM([.AK3:.AK5]=[.$AX3:.$AX5])" office:value-type="float"/>
          <table:table-cell table:number-matrix-columns-spanned="1" table:number-matrix-rows-spanned="1" table:formula="of:=SUM([.AL3:.AL5]=[.$AY3:.$AY5])" office:value-type="float"/>
          <table:table-cell table:number-matrix-columns-spanned="1" table:number-matrix-rows-spanned="1" table:formula="of:=SUM([.AM3:.AM5]=[.$AZ3:.$AZ5])" office:value-type="float"/>
          <table:table-cell table:number-matrix-columns-spanned="1" table:number-matrix-rows-spanned="1" table:formula="of:=SUM([.AN3:.AN5]=[.$BA3:.$BA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BB3:.$BB5])" office:value-type="float"/>
          <table:table-cell table:number-matrix-columns-spanned="1" table:number-matrix-rows-spanned="1" table:formula="of:=SUM([.C3:.C5]&lt;[.$BC3:.$BC5])" office:value-type="float"/>
          <table:table-cell table:number-matrix-columns-spanned="1" table:number-matrix-rows-spanned="1" table:formula="of:=SUM([.D3:.D5]&lt;[.$BD3:.$BD5])" office:value-type="float"/>
          <table:table-cell table:number-matrix-columns-spanned="1" table:number-matrix-rows-spanned="1" table:formula="of:=SUM([.E3:.E5]&lt;[.$BE3:.$BE5])" office:value-type="float"/>
          <table:table-cell table:number-matrix-columns-spanned="1" table:number-matrix-rows-spanned="1" table:formula="of:=SUM([.F3:.F5]&lt;[.$BF3:.$BF5])" office:value-type="float"/>
          <table:table-cell table:number-matrix-columns-spanned="1" table:number-matrix-rows-spanned="1" table:formula="of:=SUM([.G3:.G5]&lt;[.$BG3:.$BG5])" office:value-type="float"/>
          <table:table-cell table:number-matrix-columns-spanned="1" table:number-matrix-rows-spanned="1" table:formula="of:=SUM([.H3:.H5]&lt;[.$BH3:.$BH5])" office:value-type="float"/>
          <table:table-cell table:number-matrix-columns-spanned="1" table:number-matrix-rows-spanned="1" table:formula="of:=SUM([.I3:.I5]&lt;[.$BI3:.$BI5])" office:value-type="float"/>
          <table:table-cell table:number-matrix-columns-spanned="1" table:number-matrix-rows-spanned="1" table:formula="of:=SUM([.J3:.J5]&lt;[.$BJ3:.$BJ5])" office:value-type="float"/>
          <table:table-cell table:number-matrix-columns-spanned="1" table:number-matrix-rows-spanned="1" table:formula="of:=SUM([.K3:.K5]&lt;[.$BK3:.$BK5])" office:value-type="float"/>
          <table:table-cell table:number-matrix-columns-spanned="1" table:number-matrix-rows-spanned="1" table:formula="of:=SUM([.L3:.L5]&lt;[.$BL3:.$BL5])" office:value-type="float"/>
          <table:table-cell table:number-matrix-columns-spanned="1" table:number-matrix-rows-spanned="1" table:formula="of:=SUM([.M3:.M5]&lt;[.$BM3:.$BM5])" office:value-type="float"/>
          <table:table-cell table:number-matrix-columns-spanned="1" table:number-matrix-rows-spanned="1" table:formula="of:=SUM([.N3:.N5]&lt;[.$BN3:.$BN5])" office:value-type="float"/>
          <table:table-cell table:number-matrix-columns-spanned="1" table:number-matrix-rows-spanned="1" table:formula="of:=SUM([.O3:.O5]&lt;[.$BB3:.$BB5])" office:value-type="float"/>
          <table:table-cell table:number-matrix-columns-spanned="1" table:number-matrix-rows-spanned="1" table:formula="of:=SUM([.P3:.P5]&lt;[.$BC3:.$BC5])" office:value-type="float"/>
          <table:table-cell table:number-matrix-columns-spanned="1" table:number-matrix-rows-spanned="1" table:formula="of:=SUM([.Q3:.Q5]&lt;[.$BD3:.$BD5])" office:value-type="float"/>
          <table:table-cell table:number-matrix-columns-spanned="1" table:number-matrix-rows-spanned="1" table:formula="of:=SUM([.R3:.R5]&lt;[.$BE3:.$BE5])" office:value-type="float"/>
          <table:table-cell table:number-matrix-columns-spanned="1" table:number-matrix-rows-spanned="1" table:formula="of:=SUM([.S3:.S5]&lt;[.$BF3:.$BF5])" office:value-type="float"/>
          <table:table-cell table:number-matrix-columns-spanned="1" table:number-matrix-rows-spanned="1" table:formula="of:=SUM([.T3:.T5]&lt;[.$BG3:.$BG5])" office:value-type="float"/>
          <table:table-cell table:number-matrix-columns-spanned="1" table:number-matrix-rows-spanned="1" table:formula="of:=SUM([.U3:.U5]&lt;[.$BH3:.$BH5])" office:value-type="float"/>
          <table:table-cell table:number-matrix-columns-spanned="1" table:number-matrix-rows-spanned="1" table:formula="of:=SUM([.V3:.V5]&lt;[.$BI3:.$BI5])" office:value-type="float"/>
          <table:table-cell table:number-matrix-columns-spanned="1" table:number-matrix-rows-spanned="1" table:formula="of:=SUM([.W3:.W5]&lt;[.$BJ3:.$BJ5])" office:value-type="float"/>
          <table:table-cell table:number-matrix-columns-spanned="1" table:number-matrix-rows-spanned="1" table:formula="of:=SUM([.X3:.X5]&lt;[.$BK3:.$BK5])" office:value-type="float"/>
          <table:table-cell table:number-matrix-columns-spanned="1" table:number-matrix-rows-spanned="1" table:formula="of:=SUM([.Y3:.Y5]&lt;[.$BL3:.$BL5])" office:value-type="float"/>
          <table:table-cell table:number-matrix-columns-spanned="1" table:number-matrix-rows-spanned="1" table:formula="of:=SUM([.Z3:.Z5]&lt;[.$BM3:.$BM5])" office:value-type="float"/>
          <table:table-cell table:number-matrix-columns-spanned="1" table:number-matrix-rows-spanned="1" table:formula="of:=SUM([.AA3:.AA5]&lt;[.$BN3:.$BN5])" office:value-type="float"/>
          <table:table-cell table:number-matrix-columns-spanned="1" table:number-matrix-rows-spanned="1" table:formula="of:=SUM([.AB3:.AB5]&lt;[.$BB3:.$BB5])" office:value-type="float"/>
          <table:table-cell table:number-matrix-columns-spanned="1" table:number-matrix-rows-spanned="1" table:formula="of:=SUM([.AC3:.AC5]&lt;[.$BC3:.$BC5])" office:value-type="float"/>
          <table:table-cell table:number-matrix-columns-spanned="1" table:number-matrix-rows-spanned="1" table:formula="of:=SUM([.AD3:.AD5]&lt;[.$BD3:.$BD5])" office:value-type="float"/>
          <table:table-cell table:number-matrix-columns-spanned="1" table:number-matrix-rows-spanned="1" table:formula="of:=SUM([.AE3:.AE5]&lt;[.$BE3:.$BE5])" office:value-type="float"/>
          <table:table-cell table:number-matrix-columns-spanned="1" table:number-matrix-rows-spanned="1" table:formula="of:=SUM([.AF3:.AF5]&lt;[.$BF3:.$BF5])" office:value-type="float"/>
          <table:table-cell table:number-matrix-columns-spanned="1" table:number-matrix-rows-spanned="1" table:formula="of:=SUM([.AG3:.AG5]&lt;[.$BG3:.$BG5])" office:value-type="float"/>
          <table:table-cell table:number-matrix-columns-spanned="1" table:number-matrix-rows-spanned="1" table:formula="of:=SUM([.AH3:.AH5]&lt;[.$BH3:.$BH5])" office:value-type="float"/>
          <table:table-cell table:number-matrix-columns-spanned="1" table:number-matrix-rows-spanned="1" table:formula="of:=SUM([.AI3:.AI5]&lt;[.$BI3:.$BI5])" office:value-type="float"/>
          <table:table-cell table:number-matrix-columns-spanned="1" table:number-matrix-rows-spanned="1" table:formula="of:=SUM([.AJ3:.AJ5]&lt;[.$BJ3:.$BJ5])" office:value-type="float"/>
          <table:table-cell table:number-matrix-columns-spanned="1" table:number-matrix-rows-spanned="1" table:formula="of:=SUM([.AK3:.AK5]&lt;[.$BK3:.$BK5])" office:value-type="float"/>
          <table:table-cell table:number-matrix-columns-spanned="1" table:number-matrix-rows-spanned="1" table:formula="of:=SUM([.AL3:.AL5]&lt;[.$BL3:.$BL5])" office:value-type="float"/>
          <table:table-cell table:number-matrix-columns-spanned="1" table:number-matrix-rows-spanned="1" table:formula="of:=SUM([.AM3:.AM5]&lt;[.$BM3:.$BM5])" office:value-type="float"/>
          <table:table-cell table:number-matrix-columns-spanned="1" table:number-matrix-rows-spanned="1" table:formula="of:=SUM([.AN3:.AN5]&lt;[.$BN3:.$BN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BB3:.$BB5])" office:value-type="float"/>
          <table:table-cell table:number-matrix-columns-spanned="1" table:number-matrix-rows-spanned="1" table:formula="of:=SUM([.C3:.C5]&gt;[.$BC3:.$BC5])" office:value-type="float"/>
          <table:table-cell table:number-matrix-columns-spanned="1" table:number-matrix-rows-spanned="1" table:formula="of:=SUM([.D3:.D5]&gt;[.$BD3:.$BD5])" office:value-type="float"/>
          <table:table-cell table:number-matrix-columns-spanned="1" table:number-matrix-rows-spanned="1" table:formula="of:=SUM([.E3:.E5]&gt;[.$BE3:.$BE5])" office:value-type="float"/>
          <table:table-cell table:number-matrix-columns-spanned="1" table:number-matrix-rows-spanned="1" table:formula="of:=SUM([.F3:.F5]&gt;[.$BF3:.$BF5])" office:value-type="float"/>
          <table:table-cell table:number-matrix-columns-spanned="1" table:number-matrix-rows-spanned="1" table:formula="of:=SUM([.G3:.G5]&gt;[.$BG3:.$BG5])" office:value-type="float"/>
          <table:table-cell table:number-matrix-columns-spanned="1" table:number-matrix-rows-spanned="1" table:formula="of:=SUM([.H3:.H5]&gt;[.$BH3:.$BH5])" office:value-type="float"/>
          <table:table-cell table:number-matrix-columns-spanned="1" table:number-matrix-rows-spanned="1" table:formula="of:=SUM([.I3:.I5]&gt;[.$BI3:.$BI5])" office:value-type="float"/>
          <table:table-cell table:number-matrix-columns-spanned="1" table:number-matrix-rows-spanned="1" table:formula="of:=SUM([.J3:.J5]&gt;[.$BJ3:.$BJ5])" office:value-type="float"/>
          <table:table-cell table:number-matrix-columns-spanned="1" table:number-matrix-rows-spanned="1" table:formula="of:=SUM([.K3:.K5]&gt;[.$BK3:.$BK5])" office:value-type="float"/>
          <table:table-cell table:number-matrix-columns-spanned="1" table:number-matrix-rows-spanned="1" table:formula="of:=SUM([.L3:.L5]&gt;[.$BL3:.$BL5])" office:value-type="float"/>
          <table:table-cell table:number-matrix-columns-spanned="1" table:number-matrix-rows-spanned="1" table:formula="of:=SUM([.M3:.M5]&gt;[.$BM3:.$BM5])" office:value-type="float"/>
          <table:table-cell table:number-matrix-columns-spanned="1" table:number-matrix-rows-spanned="1" table:formula="of:=SUM([.N3:.N5]&gt;[.$BN3:.$BN5])" office:value-type="float"/>
          <table:table-cell table:number-matrix-columns-spanned="1" table:number-matrix-rows-spanned="1" table:formula="of:=SUM([.O3:.O5]&gt;[.$BB3:.$BB5])" office:value-type="float"/>
          <table:table-cell table:number-matrix-columns-spanned="1" table:number-matrix-rows-spanned="1" table:formula="of:=SUM([.P3:.P5]&gt;[.$BC3:.$BC5])" office:value-type="float"/>
          <table:table-cell table:number-matrix-columns-spanned="1" table:number-matrix-rows-spanned="1" table:formula="of:=SUM([.Q3:.Q5]&gt;[.$BD3:.$BD5])" office:value-type="float"/>
          <table:table-cell table:number-matrix-columns-spanned="1" table:number-matrix-rows-spanned="1" table:formula="of:=SUM([.R3:.R5]&gt;[.$BE3:.$BE5])" office:value-type="float"/>
          <table:table-cell table:number-matrix-columns-spanned="1" table:number-matrix-rows-spanned="1" table:formula="of:=SUM([.S3:.S5]&gt;[.$BF3:.$BF5])" office:value-type="float"/>
          <table:table-cell table:number-matrix-columns-spanned="1" table:number-matrix-rows-spanned="1" table:formula="of:=SUM([.T3:.T5]&gt;[.$BG3:.$BG5])" office:value-type="float"/>
          <table:table-cell table:number-matrix-columns-spanned="1" table:number-matrix-rows-spanned="1" table:formula="of:=SUM([.U3:.U5]&gt;[.$BH3:.$BH5])" office:value-type="float"/>
          <table:table-cell table:number-matrix-columns-spanned="1" table:number-matrix-rows-spanned="1" table:formula="of:=SUM([.V3:.V5]&gt;[.$BI3:.$BI5])" office:value-type="float"/>
          <table:table-cell table:number-matrix-columns-spanned="1" table:number-matrix-rows-spanned="1" table:formula="of:=SUM([.W3:.W5]&gt;[.$BJ3:.$BJ5])" office:value-type="float"/>
          <table:table-cell table:number-matrix-columns-spanned="1" table:number-matrix-rows-spanned="1" table:formula="of:=SUM([.X3:.X5]&gt;[.$BK3:.$BK5])" office:value-type="float"/>
          <table:table-cell table:number-matrix-columns-spanned="1" table:number-matrix-rows-spanned="1" table:formula="of:=SUM([.Y3:.Y5]&gt;[.$BL3:.$BL5])" office:value-type="float"/>
          <table:table-cell table:number-matrix-columns-spanned="1" table:number-matrix-rows-spanned="1" table:formula="of:=SUM([.Z3:.Z5]&gt;[.$BM3:.$BM5])" office:value-type="float"/>
          <table:table-cell table:number-matrix-columns-spanned="1" table:number-matrix-rows-spanned="1" table:formula="of:=SUM([.AA3:.AA5]&gt;[.$BN3:.$BN5])" office:value-type="float"/>
          <table:table-cell table:number-matrix-columns-spanned="1" table:number-matrix-rows-spanned="1" table:formula="of:=SUM([.AB3:.AB5]&gt;[.$BB3:.$BB5])" office:value-type="float"/>
          <table:table-cell table:number-matrix-columns-spanned="1" table:number-matrix-rows-spanned="1" table:formula="of:=SUM([.AC3:.AC5]&gt;[.$BC3:.$BC5])" office:value-type="float"/>
          <table:table-cell table:number-matrix-columns-spanned="1" table:number-matrix-rows-spanned="1" table:formula="of:=SUM([.AD3:.AD5]&gt;[.$BD3:.$BD5])" office:value-type="float"/>
          <table:table-cell table:number-matrix-columns-spanned="1" table:number-matrix-rows-spanned="1" table:formula="of:=SUM([.AE3:.AE5]&gt;[.$BE3:.$BE5])" office:value-type="float"/>
          <table:table-cell table:number-matrix-columns-spanned="1" table:number-matrix-rows-spanned="1" table:formula="of:=SUM([.AF3:.AF5]&gt;[.$BF3:.$BF5])" office:value-type="float"/>
          <table:table-cell table:number-matrix-columns-spanned="1" table:number-matrix-rows-spanned="1" table:formula="of:=SUM([.AG3:.AG5]&gt;[.$BG3:.$BG5])" office:value-type="float"/>
          <table:table-cell table:number-matrix-columns-spanned="1" table:number-matrix-rows-spanned="1" table:formula="of:=SUM([.AH3:.AH5]&gt;[.$BH3:.$BH5])" office:value-type="float"/>
          <table:table-cell table:number-matrix-columns-spanned="1" table:number-matrix-rows-spanned="1" table:formula="of:=SUM([.AI3:.AI5]&gt;[.$BI3:.$BI5])" office:value-type="float"/>
          <table:table-cell table:number-matrix-columns-spanned="1" table:number-matrix-rows-spanned="1" table:formula="of:=SUM([.AJ3:.AJ5]&gt;[.$BJ3:.$BJ5])" office:value-type="float"/>
          <table:table-cell table:number-matrix-columns-spanned="1" table:number-matrix-rows-spanned="1" table:formula="of:=SUM([.AK3:.AK5]&gt;[.$BK3:.$BK5])" office:value-type="float"/>
          <table:table-cell table:number-matrix-columns-spanned="1" table:number-matrix-rows-spanned="1" table:formula="of:=SUM([.AL3:.AL5]&gt;[.$BL3:.$BL5])" office:value-type="float"/>
          <table:table-cell table:number-matrix-columns-spanned="1" table:number-matrix-rows-spanned="1" table:formula="of:=SUM([.AM3:.AM5]&gt;[.$BM3:.$BM5])" office:value-type="float"/>
          <table:table-cell table:number-matrix-columns-spanned="1" table:number-matrix-rows-spanned="1" table:formula="of:=SUM([.AN3:.AN5]&gt;[.$BN3:.$BN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O3:.$BO5])" office:value-type="float"/>
          <table:table-cell table:number-matrix-columns-spanned="1" table:number-matrix-rows-spanned="1" table:formula="of:=SUM([.C3:.C5]=[.$BP3:.$BP5])" office:value-type="float"/>
          <table:table-cell table:number-matrix-columns-spanned="1" table:number-matrix-rows-spanned="1" table:formula="of:=SUM([.D3:.D5]=[.$BQ3:.$BQ5])" office:value-type="float"/>
          <table:table-cell table:number-matrix-columns-spanned="1" table:number-matrix-rows-spanned="1" table:formula="of:=SUM([.E3:.E5]=[.$BR3:.$BR5])" office:value-type="float"/>
          <table:table-cell table:number-matrix-columns-spanned="1" table:number-matrix-rows-spanned="1" table:formula="of:=SUM([.F3:.F5]=[.$BS3:.$BS5])" office:value-type="float"/>
          <table:table-cell table:number-matrix-columns-spanned="1" table:number-matrix-rows-spanned="1" table:formula="of:=SUM([.G3:.G5]=[.$BT3:.$BT5])" office:value-type="float"/>
          <table:table-cell table:number-matrix-columns-spanned="1" table:number-matrix-rows-spanned="1" table:formula="of:=SUM([.H3:.H5]=[.$BU3:.$BU5])" office:value-type="float"/>
          <table:table-cell table:number-matrix-columns-spanned="1" table:number-matrix-rows-spanned="1" table:formula="of:=SUM([.I3:.I5]=[.$BV3:.$BV5])" office:value-type="float"/>
          <table:table-cell table:number-matrix-columns-spanned="1" table:number-matrix-rows-spanned="1" table:formula="of:=SUM([.J3:.J5]=[.$BW3:.$BW5])" office:value-type="float"/>
          <table:table-cell table:number-matrix-columns-spanned="1" table:number-matrix-rows-spanned="1" table:formula="of:=SUM([.K3:.K5]=[.$BX3:.$BX5])" office:value-type="float"/>
          <table:table-cell table:number-matrix-columns-spanned="1" table:number-matrix-rows-spanned="1" table:formula="of:=SUM([.L3:.L5]=[.$BY3:.$BY5])" office:value-type="float"/>
          <table:table-cell table:number-matrix-columns-spanned="1" table:number-matrix-rows-spanned="1" table:formula="of:=SUM([.M3:.M5]=[.$BZ3:.$BZ5])" office:value-type="float"/>
          <table:table-cell table:number-matrix-columns-spanned="1" table:number-matrix-rows-spanned="1" table:formula="of:=SUM([.N3:.N5]=[.$CA3:.$CA5])" office:value-type="float"/>
          <table:table-cell table:number-matrix-columns-spanned="1" table:number-matrix-rows-spanned="1" table:formula="of:=SUM([.O3:.O5]=[.$BO3:.$BO5])" office:value-type="float"/>
          <table:table-cell table:number-matrix-columns-spanned="1" table:number-matrix-rows-spanned="1" table:formula="of:=SUM([.P3:.P5]=[.$BP3:.$BP5])" office:value-type="float"/>
          <table:table-cell table:number-matrix-columns-spanned="1" table:number-matrix-rows-spanned="1" table:formula="of:=SUM([.Q3:.Q5]=[.$BQ3:.$BQ5])" office:value-type="float"/>
          <table:table-cell table:number-matrix-columns-spanned="1" table:number-matrix-rows-spanned="1" table:formula="of:=SUM([.R3:.R5]=[.$BR3:.$BR5])" office:value-type="float"/>
          <table:table-cell table:number-matrix-columns-spanned="1" table:number-matrix-rows-spanned="1" table:formula="of:=SUM([.S3:.S5]=[.$BS3:.$BS5])" office:value-type="float"/>
          <table:table-cell table:number-matrix-columns-spanned="1" table:number-matrix-rows-spanned="1" table:formula="of:=SUM([.T3:.T5]=[.$BT3:.$BT5])" office:value-type="float"/>
          <table:table-cell table:number-matrix-columns-spanned="1" table:number-matrix-rows-spanned="1" table:formula="of:=SUM([.U3:.U5]=[.$BU3:.$BU5])" office:value-type="float"/>
          <table:table-cell table:number-matrix-columns-spanned="1" table:number-matrix-rows-spanned="1" table:formula="of:=SUM([.V3:.V5]=[.$BV3:.$BV5])" office:value-type="float"/>
          <table:table-cell table:number-matrix-columns-spanned="1" table:number-matrix-rows-spanned="1" table:formula="of:=SUM([.W3:.W5]=[.$BW3:.$BW5])" office:value-type="float"/>
          <table:table-cell table:number-matrix-columns-spanned="1" table:number-matrix-rows-spanned="1" table:formula="of:=SUM([.X3:.X5]=[.$BX3:.$BX5])" office:value-type="float"/>
          <table:table-cell table:number-matrix-columns-spanned="1" table:number-matrix-rows-spanned="1" table:formula="of:=SUM([.Y3:.Y5]=[.$BY3:.$BY5])" office:value-type="float"/>
          <table:table-cell table:number-matrix-columns-spanned="1" table:number-matrix-rows-spanned="1" table:formula="of:=SUM([.Z3:.Z5]=[.$BZ3:.$BZ5])" office:value-type="float"/>
          <table:table-cell table:number-matrix-columns-spanned="1" table:number-matrix-rows-spanned="1" table:formula="of:=SUM([.AA3:.AA5]=[.$CA3:.$CA5])" office:value-type="float"/>
          <table:table-cell table:number-matrix-columns-spanned="1" table:number-matrix-rows-spanned="1" table:formula="of:=SUM([.AB3:.AB5]=[.$BO3:.$BO5])" office:value-type="float"/>
          <table:table-cell table:number-matrix-columns-spanned="1" table:number-matrix-rows-spanned="1" table:formula="of:=SUM([.AC3:.AC5]=[.$BP3:.$BP5])" office:value-type="float"/>
          <table:table-cell table:number-matrix-columns-spanned="1" table:number-matrix-rows-spanned="1" table:formula="of:=SUM([.AD3:.AD5]=[.$BQ3:.$BQ5])" office:value-type="float"/>
          <table:table-cell table:number-matrix-columns-spanned="1" table:number-matrix-rows-spanned="1" table:formula="of:=SUM([.AE3:.AE5]=[.$BR3:.$BR5])" office:value-type="float"/>
          <table:table-cell table:number-matrix-columns-spanned="1" table:number-matrix-rows-spanned="1" table:formula="of:=SUM([.AF3:.AF5]=[.$BS3:.$BS5])" office:value-type="float"/>
          <table:table-cell table:number-matrix-columns-spanned="1" table:number-matrix-rows-spanned="1" table:formula="of:=SUM([.AG3:.AG5]=[.$BT3:.$BT5])" office:value-type="float"/>
          <table:table-cell table:number-matrix-columns-spanned="1" table:number-matrix-rows-spanned="1" table:formula="of:=SUM([.AH3:.AH5]=[.$BU3:.$BU5])" office:value-type="float"/>
          <table:table-cell table:number-matrix-columns-spanned="1" table:number-matrix-rows-spanned="1" table:formula="of:=SUM([.AI3:.AI5]=[.$BV3:.$BV5])" office:value-type="float"/>
          <table:table-cell table:number-matrix-columns-spanned="1" table:number-matrix-rows-spanned="1" table:formula="of:=SUM([.AJ3:.AJ5]=[.$BW3:.$BW5])" office:value-type="float"/>
          <table:table-cell table:number-matrix-columns-spanned="1" table:number-matrix-rows-spanned="1" table:formula="of:=SUM([.AK3:.AK5]=[.$BX3:.$BX5])" office:value-type="float"/>
          <table:table-cell table:number-matrix-columns-spanned="1" table:number-matrix-rows-spanned="1" table:formula="of:=SUM([.AL3:.AL5]=[.$BY3:.$BY5])" office:value-type="float"/>
          <table:table-cell table:number-matrix-columns-spanned="1" table:number-matrix-rows-spanned="1" table:formula="of:=SUM([.AM3:.AM5]=[.$BZ3:.$BZ5])" office:value-type="float"/>
          <table:table-cell table:number-matrix-columns-spanned="1" table:number-matrix-rows-spanned="1" table:formula="of:=SUM([.AN3:.AN5]=[.$CA3:.$CA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